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adornments="Regular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20.5cm" table:align="margins"/>
    </style:style>
    <style:style style:name="Table3.A" style:family="table-column">
      <style:table-column-properties style:column-width="6.833cm" style:rel-column-width="21845*"/>
    </style:style>
    <style:style style:name="Table3.A1" style:family="table-cell">
      <style:table-cell-properties fo:padding="0.101cm" fo:border="none"/>
    </style:style>
    <style:style style:name="Table3.C1" style:family="table-cell">
      <style:table-cell-properties style:vertical-align="middle" fo:padding="0.101cm" fo:border="none"/>
    </style:style>
    <style:style style:name="Table3.A2" style:family="table-cell">
      <style:table-cell-properties fo:padding-left="0.101cm" fo:padding-right="0.101cm" fo:padding-top="0.199cm" fo:padding-bottom="0cm" fo:border="none"/>
    </style:style>
    <style:style style:name="Table6" style:family="table">
      <style:table-properties style:width="20.5cm" table:align="margins"/>
    </style:style>
    <style:style style:name="Table6.A" style:family="table-column">
      <style:table-column-properties style:column-width="5.05cm" style:rel-column-width="16144*"/>
    </style:style>
    <style:style style:name="Table6.C" style:family="table-column">
      <style:table-column-properties style:column-width="0.3cm" style:rel-column-width="958*"/>
    </style:style>
    <style:style style:name="Table6.E" style:family="table-column">
      <style:table-column-properties style:column-width="5.05cm" style:rel-column-width="16145*"/>
    </style:style>
    <style:style style:name="Table6.A1" style:family="table-cell">
      <style:table-cell-properties fo:background-color="#ffffcc" fo:padding="0.049cm" fo:border-left="0.05pt solid #999999" fo:border-right="0.05pt solid #999999" fo:border-top="0.05pt solid #999999" fo:border-bottom="0.05pt solid #cccc99">
        <style:background-image/>
      </style:table-cell-properties>
    </style:style>
    <style:style style:name="Table6.C1" style:family="table-cell">
      <style:table-cell-properties fo:background-color="transparent" fo:padding="0.049cm" fo:border-left="none" fo:border-right="none" fo:border-top="0.05pt solid #808080" fo:border-bottom="none">
        <style:background-image/>
      </style:table-cell-properties>
    </style:style>
    <style:style style:name="Table6.A2" style:family="table-cell">
      <style:table-cell-properties fo:padding="0.049cm" fo:border-left="0.05pt solid #999999" fo:border-right="none" fo:border-top="none" fo:border-bottom="0.05pt solid #999999"/>
    </style:style>
    <style:style style:name="Table6.B2" style:family="table-cell">
      <style:table-cell-properties fo:padding="0.049cm" fo:border-left="none" fo:border-right="0.05pt solid #999999" fo:border-top="none" fo:border-bottom="0.05pt solid #999999"/>
    </style:style>
    <style:style style:name="Table6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6.D2" style:family="table-cell">
      <style:table-cell-properties fo:padding="0.049cm" fo:border-left="0.05pt solid #999999" fo:border-right="none" fo:border-top="none" fo:border-bottom="0.05pt solid #999999"/>
    </style:style>
    <style:style style:name="Table6.E2" style:family="table-cell">
      <style:table-cell-properties fo:padding="0.049cm" fo:border-left="none" fo:border-right="0.05pt solid #999999" fo:border-top="none" fo:border-bottom="0.05pt solid #999999"/>
    </style:style>
    <style:style style:name="Table6.A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D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A4" style:family="table-cell">
      <style:table-cell-properties fo:padding="0.049cm" fo:border-left="0.05pt solid #999999" fo:border-right="none" fo:border-top="none" fo:border-bottom="0.05pt solid #999999"/>
    </style:style>
    <style:style style:name="Table6.B4" style:family="table-cell">
      <style:table-cell-properties fo:padding="0.049cm" fo:border-left="none" fo:border-right="0.05pt solid #999999" fo:border-top="none" fo:border-bottom="0.05pt solid #999999"/>
    </style:style>
    <style:style style:name="Table6.D4" style:family="table-cell">
      <style:table-cell-properties fo:padding="0.049cm" fo:border-left="0.05pt solid #999999" fo:border-right="none" fo:border-top="none" fo:border-bottom="0.05pt solid #999999"/>
    </style:style>
    <style:style style:name="Table6.E4" style:family="table-cell">
      <style:table-cell-properties fo:padding="0.049cm" fo:border-left="none" fo:border-right="0.05pt solid #999999" fo:border-top="none" fo:border-bottom="0.05pt solid #999999"/>
    </style:style>
    <style:style style:name="Table6.A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D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A6" style:family="table-cell">
      <style:table-cell-properties fo:padding="0.049cm" fo:border-left="0.05pt solid #999999" fo:border-right="none" fo:border-top="none" fo:border-bottom="0.05pt solid #999999"/>
    </style:style>
    <style:style style:name="Table6.B6" style:family="table-cell">
      <style:table-cell-properties fo:padding="0.049cm" fo:border-left="none" fo:border-right="0.05pt solid #999999" fo:border-top="none" fo:border-bottom="0.05pt solid #999999"/>
    </style:style>
    <style:style style:name="Table6.D6" style:family="table-cell">
      <style:table-cell-properties fo:padding="0.049cm" fo:border-left="0.05pt solid #999999" fo:border-right="none" fo:border-top="none" fo:border-bottom="0.05pt solid #999999"/>
    </style:style>
    <style:style style:name="Table6.E6" style:family="table-cell">
      <style:table-cell-properties fo:padding="0.049cm" fo:border-left="none" fo:border-right="0.05pt solid #999999" fo:border-top="none" fo:border-bottom="0.05pt solid #999999"/>
    </style:style>
    <style:style style:name="Table6.A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D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A8" style:family="table-cell">
      <style:table-cell-properties fo:padding="0.049cm" fo:border-left="0.05pt solid #999999" fo:border-right="none" fo:border-top="none" fo:border-bottom="0.05pt solid #999999"/>
    </style:style>
    <style:style style:name="Table6.B8" style:family="table-cell">
      <style:table-cell-properties fo:padding="0.049cm" fo:border-left="none" fo:border-right="0.05pt solid #999999" fo:border-top="none" fo:border-bottom="0.05pt solid #999999"/>
    </style:style>
    <style:style style:name="Table6.D8" style:family="table-cell">
      <style:table-cell-properties fo:padding="0.049cm" fo:border-left="0.05pt solid #999999" fo:border-right="none" fo:border-top="none" fo:border-bottom="0.05pt solid #999999"/>
    </style:style>
    <style:style style:name="Table6.E8" style:family="table-cell">
      <style:table-cell-properties fo:padding="0.049cm" fo:border-left="none" fo:border-right="0.05pt solid #999999" fo:border-top="none" fo:border-bottom="0.05pt solid #999999"/>
    </style:style>
    <style:style style:name="Table6.A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D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A10" style:family="table-cell">
      <style:table-cell-properties fo:padding="0.049cm" fo:border-left="0.05pt solid #999999" fo:border-right="none" fo:border-top="none" fo:border-bottom="0.05pt solid #999999"/>
    </style:style>
    <style:style style:name="Table6.B10" style:family="table-cell">
      <style:table-cell-properties fo:padding="0.049cm" fo:border-left="none" fo:border-right="0.05pt solid #999999" fo:border-top="none" fo:border-bottom="0.05pt solid #999999"/>
    </style:style>
    <style:style style:name="Table6.D10" style:family="table-cell">
      <style:table-cell-properties fo:padding="0.049cm" fo:border-left="0.05pt solid #999999" fo:border-right="none" fo:border-top="none" fo:border-bottom="0.05pt solid #999999"/>
    </style:style>
    <style:style style:name="Table6.E10" style:family="table-cell">
      <style:table-cell-properties fo:padding="0.049cm" fo:border-left="none" fo:border-right="0.05pt solid #999999" fo:border-top="none" fo:border-bottom="0.05pt solid #999999"/>
    </style:style>
    <style:style style:name="Table6.A11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D11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A12" style:family="table-cell">
      <style:table-cell-properties fo:padding="0.049cm" fo:border-left="0.05pt solid #999999" fo:border-right="none" fo:border-top="none" fo:border-bottom="0.05pt solid #999999"/>
    </style:style>
    <style:style style:name="Table6.B12" style:family="table-cell">
      <style:table-cell-properties fo:padding="0.049cm" fo:border-left="none" fo:border-right="0.05pt solid #999999" fo:border-top="none" fo:border-bottom="0.05pt solid #999999"/>
    </style:style>
    <style:style style:name="Table6.D12" style:family="table-cell">
      <style:table-cell-properties fo:padding="0.049cm" fo:border-left="0.05pt solid #999999" fo:border-right="none" fo:border-top="none" fo:border-bottom="0.05pt solid #999999"/>
    </style:style>
    <style:style style:name="Table6.E12" style:family="table-cell">
      <style:table-cell-properties fo:padding="0.049cm" fo:border-left="none" fo:border-right="0.05pt solid #999999" fo:border-top="none" fo:border-bottom="0.05pt solid #999999"/>
    </style:style>
    <style:style style:name="Table6.A1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D1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A14" style:family="table-cell">
      <style:table-cell-properties fo:padding="0.049cm" fo:border-left="0.05pt solid #999999" fo:border-right="none" fo:border-top="none" fo:border-bottom="0.05pt solid #999999"/>
    </style:style>
    <style:style style:name="Table6.B14" style:family="table-cell">
      <style:table-cell-properties fo:padding="0.049cm" fo:border-left="none" fo:border-right="0.05pt solid #999999" fo:border-top="none" fo:border-bottom="0.05pt solid #999999"/>
    </style:style>
    <style:style style:name="Table6.D14" style:family="table-cell">
      <style:table-cell-properties fo:padding="0.049cm" fo:border-left="0.05pt solid #999999" fo:border-right="none" fo:border-top="none" fo:border-bottom="0.05pt solid #999999"/>
    </style:style>
    <style:style style:name="Table6.E14" style:family="table-cell">
      <style:table-cell-properties fo:padding="0.049cm" fo:border-left="none" fo:border-right="0.05pt solid #999999" fo:border-top="none" fo:border-bottom="0.05pt solid #999999"/>
    </style:style>
    <style:style style:name="Table6.A1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D1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A16" style:family="table-cell">
      <style:table-cell-properties fo:padding="0.049cm" fo:border-left="0.05pt solid #999999" fo:border-right="none" fo:border-top="none" fo:border-bottom="0.05pt solid #999999"/>
    </style:style>
    <style:style style:name="Table6.B16" style:family="table-cell">
      <style:table-cell-properties fo:padding="0.049cm" fo:border-left="none" fo:border-right="0.05pt solid #999999" fo:border-top="none" fo:border-bottom="0.05pt solid #999999"/>
    </style:style>
    <style:style style:name="Table6.D16" style:family="table-cell">
      <style:table-cell-properties fo:padding="0.049cm" fo:border-left="0.05pt solid #999999" fo:border-right="none" fo:border-top="none" fo:border-bottom="0.05pt solid #999999"/>
    </style:style>
    <style:style style:name="Table6.E16" style:family="table-cell">
      <style:table-cell-properties fo:padding="0.049cm" fo:border-left="none" fo:border-right="0.05pt solid #999999" fo:border-top="none" fo:border-bottom="0.05pt solid #999999"/>
    </style:style>
    <style:style style:name="Table6.A1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D1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A18" style:family="table-cell">
      <style:table-cell-properties fo:padding="0.049cm" fo:border-left="0.05pt solid #999999" fo:border-right="none" fo:border-top="none" fo:border-bottom="0.05pt solid #999999"/>
    </style:style>
    <style:style style:name="Table6.B18" style:family="table-cell">
      <style:table-cell-properties fo:padding="0.049cm" fo:border-left="none" fo:border-right="0.05pt solid #999999" fo:border-top="none" fo:border-bottom="0.05pt solid #999999"/>
    </style:style>
    <style:style style:name="Table6.D18" style:family="table-cell">
      <style:table-cell-properties fo:padding="0.049cm" fo:border-left="0.05pt solid #999999" fo:border-right="none" fo:border-top="none" fo:border-bottom="0.05pt solid #999999"/>
    </style:style>
    <style:style style:name="Table6.E18" style:family="table-cell">
      <style:table-cell-properties fo:padding="0.049cm" fo:border-left="none" fo:border-right="0.05pt solid #999999" fo:border-top="none" fo:border-bottom="0.05pt solid #999999"/>
    </style:style>
    <style:style style:name="Table6.A1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D1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6.A20" style:family="table-cell">
      <style:table-cell-properties fo:padding="0.049cm" fo:border-left="0.05pt solid #999999" fo:border-right="none" fo:border-top="none" fo:border-bottom="0.05pt solid #999999"/>
    </style:style>
    <style:style style:name="Table6.B20" style:family="table-cell">
      <style:table-cell-properties fo:padding="0.049cm" fo:border-left="none" fo:border-right="0.05pt solid #999999" fo:border-top="none" fo:border-bottom="0.05pt solid #999999"/>
    </style:style>
    <style:style style:name="Table6.C20" style:family="table-cell">
      <style:table-cell-properties style:vertical-align="middle" fo:background-color="transparent" fo:padding="0.049cm" fo:border-left="none" fo:border-right="none" fo:border-top="none" fo:border-bottom="0.05pt solid #999999">
        <style:background-image/>
      </style:table-cell-properties>
    </style:style>
    <style:style style:name="Table6.D20" style:family="table-cell">
      <style:table-cell-properties fo:padding="0.049cm" fo:border-left="0.05pt solid #999999" fo:border-right="none" fo:border-top="none" fo:border-bottom="0.05pt solid #999999"/>
    </style:style>
    <style:style style:name="Table6.E20" style:family="table-cell">
      <style:table-cell-properties fo:padding="0.049cm" fo:border-left="none" fo:border-right="0.05pt solid #999999" fo:border-top="none" fo:border-bottom="0.05pt solid #999999"/>
    </style:style>
    <style:style style:name="Table6.21" style:family="table-row">
      <style:table-row-properties style:min-row-height="3.6cm"/>
    </style:style>
    <style:style style:name="Table6.A21" style:family="table-cell">
      <style:table-cell-properties fo:padding="0cm" fo:border="none"/>
    </style:style>
    <style:style style:name="Table6.B21" style:family="table-cell">
      <style:table-cell-properties fo:padding="0cm" fo:border="none"/>
    </style:style>
    <style:style style:name="Table6.C21" style:family="table-cell">
      <style:table-cell-properties fo:background-color="transparent" fo:padding="0cm" fo:border="none">
        <style:background-image/>
      </style:table-cell-properties>
    </style:style>
    <style:style style:name="Table6.D21" style:family="table-cell">
      <style:table-cell-properties fo:padding="0cm" fo:border="none"/>
    </style:style>
    <style:style style:name="Table6.E21" style:family="table-cell">
      <style:table-cell-properties fo:padding="0cm" fo:border="none"/>
    </style:style>
    <style:style style:name="Table1" style:family="table">
      <style:table-properties style:width="10.1cm" table:align="left"/>
    </style:style>
    <style:style style:name="Table1.A" style:family="table-column">
      <style:table-column-properties style:column-width="4.701cm"/>
    </style:style>
    <style:style style:name="Table1.B" style:family="table-column">
      <style:table-column-properties style:column-width="0.7cm"/>
    </style:style>
    <style:style style:name="Table1.C" style:family="table-column">
      <style:table-column-properties style:column-width="4.699cm"/>
    </style:style>
    <style:style style:name="Table1.A1" style:family="table-cell">
      <style:table-cell-properties fo:background-color="transparent" fo:padding="0.049cm" fo:border="none">
        <style:background-image/>
      </style:table-cell-properties>
    </style:style>
    <style:style style:name="Table1.A2" style:family="table-cell">
      <style:table-cell-properties fo:background-color="#eeeeee" fo:padding="0.049cm" fo:border="0.05pt solid #999999">
        <style:background-image/>
      </style:table-cell-properties>
    </style:style>
    <style:style style:name="Table1.A3" style:family="table-cell">
      <style:table-cell-properties fo:background-color="#ffcccc" fo:padding="0.049cm" fo:border-left="0.05pt solid #999999" fo:border-right="0.05pt solid #cc9999" fo:border-top="none" fo:border-bottom="0.05pt solid #cc9999">
        <style:background-image/>
      </style:table-cell-properties>
    </style:style>
    <style:style style:name="Table1.C3" style:family="table-cell">
      <style:table-cell-properties fo:background-color="#ccffcc" fo:padding="0.049cm" fo:border-left="0.05pt solid #99cc99" fo:border-right="0.05pt solid #999999" fo:border-top="none" fo:border-bottom="0.05pt solid #99cc99">
        <style:background-image/>
      </style:table-cell-properties>
    </style:style>
    <style:style style:name="Table1.A4" style:family="table-cell">
      <style:table-cell-properties fo:background-color="transparent" fo:padding="0.049cm" fo:border-left="0.05pt solid #999999" fo:border-right="none" fo:border-top="none" fo:border-bottom="none">
        <style:background-image/>
      </style:table-cell-properties>
    </style:style>
    <style:style style:name="Table1.B4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1.C4" style:family="table-cell">
      <style:table-cell-properties fo:background-color="transparent" fo:padding="0.049cm" fo:border-left="none" fo:border-right="0.05pt solid #999999" fo:border-top="none" fo:border-bottom="none">
        <style:background-image/>
      </style:table-cell-properties>
    </style:style>
    <style:style style:name="Table1.A7" style:family="table-cell">
      <style:table-cell-properties fo:background-color="transparent" fo:padding="0.049cm" fo:border-left="0.05pt solid #999999" fo:border-right="none" fo:border-top="none" fo:border-bottom="0.05pt solid #999999">
        <style:background-image/>
      </style:table-cell-properties>
    </style:style>
    <style:style style:name="Table1.B7" style:family="table-cell">
      <style:table-cell-properties fo:background-color="transparent" fo:padding="0.049cm" fo:border-left="none" fo:border-right="none" fo:border-top="none" fo:border-bottom="0.05pt solid #999999">
        <style:background-image/>
      </style:table-cell-properties>
    </style:style>
    <style:style style:name="Table1.C7" style:family="table-cell">
      <style:table-cell-properties fo:background-color="transparent" fo:padding="0.049cm" fo:border-left="none" fo:border-right="0.05pt solid #999999" fo:border-top="none" fo:border-bottom="0.05pt solid #999999">
        <style:background-image/>
      </style:table-cell-properties>
    </style:style>
    <style:style style:name="Table2" style:family="table">
      <style:table-properties style:width="20.5cm" table:align="margins"/>
    </style:style>
    <style:style style:name="Table2.A" style:family="table-column">
      <style:table-column-properties style:column-width="6.833cm" style:rel-column-width="21845*"/>
    </style:style>
    <style:style style:name="Table2.A1" style:family="table-cell">
      <style:table-cell-properties fo:padding="0.101cm" fo:border="none"/>
    </style:style>
    <style:style style:name="Table2.C1" style:family="table-cell">
      <style:table-cell-properties style:vertical-align="middle" fo:padding="0.101cm" fo:border="none"/>
    </style:style>
    <style:style style:name="Table2.A2" style:family="table-cell">
      <style:table-cell-properties fo:padding-left="0.101cm" fo:padding-right="0.101cm" fo:padding-top="0.199cm" fo:padding-bottom="0cm" fo:border="none"/>
    </style:style>
    <style:style style:name="Table8" style:family="table">
      <style:table-properties style:width="20.5cm" table:align="margins"/>
    </style:style>
    <style:style style:name="Table8.A" style:family="table-column">
      <style:table-column-properties style:column-width="5.05cm" style:rel-column-width="16144*"/>
    </style:style>
    <style:style style:name="Table8.C" style:family="table-column">
      <style:table-column-properties style:column-width="0.3cm" style:rel-column-width="958*"/>
    </style:style>
    <style:style style:name="Table8.E" style:family="table-column">
      <style:table-column-properties style:column-width="5.05cm" style:rel-column-width="16145*"/>
    </style:style>
    <style:style style:name="Table8.A1" style:family="table-cell">
      <style:table-cell-properties fo:background-color="#ffffcc" fo:padding="0.049cm" fo:border-left="0.05pt solid #999999" fo:border-right="0.05pt solid #999999" fo:border-top="0.05pt solid #999999" fo:border-bottom="0.05pt solid #cccc99">
        <style:background-image/>
      </style:table-cell-properties>
    </style:style>
    <style:style style:name="Table8.C1" style:family="table-cell">
      <style:table-cell-properties fo:background-color="transparent" fo:padding="0.049cm" fo:border-left="none" fo:border-right="none" fo:border-top="0.05pt solid #999999" fo:border-bottom="none">
        <style:background-image/>
      </style:table-cell-properties>
    </style:style>
    <style:style style:name="Table8.A2" style:family="table-cell">
      <style:table-cell-properties fo:padding="0.049cm" fo:border-left="0.05pt solid #999999" fo:border-right="none" fo:border-top="none" fo:border-bottom="0.05pt solid #999999"/>
    </style:style>
    <style:style style:name="Table8.B2" style:family="table-cell">
      <style:table-cell-properties fo:padding="0.049cm" fo:border-left="none" fo:border-right="0.05pt solid #999999" fo:border-top="none" fo:border-bottom="0.05pt solid #999999"/>
    </style:style>
    <style:style style:name="Table8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D2" style:family="table-cell">
      <style:table-cell-properties fo:padding="0.049cm" fo:border-left="0.05pt solid #999999" fo:border-right="none" fo:border-top="none" fo:border-bottom="0.05pt solid #999999"/>
    </style:style>
    <style:style style:name="Table8.E2" style:family="table-cell">
      <style:table-cell-properties fo:padding="0.049cm" fo:border-left="none" fo:border-right="0.05pt solid #999999" fo:border-top="none" fo:border-bottom="0.05pt solid #999999"/>
    </style:style>
    <style:style style:name="Table8.A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D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A4" style:family="table-cell">
      <style:table-cell-properties fo:padding="0.049cm" fo:border-left="0.05pt solid #999999" fo:border-right="none" fo:border-top="none" fo:border-bottom="0.05pt solid #999999"/>
    </style:style>
    <style:style style:name="Table8.B4" style:family="table-cell">
      <style:table-cell-properties fo:padding="0.049cm" fo:border-left="none" fo:border-right="0.05pt solid #999999" fo:border-top="none" fo:border-bottom="0.05pt solid #999999"/>
    </style:style>
    <style:style style:name="Table8.D4" style:family="table-cell">
      <style:table-cell-properties fo:padding="0.049cm" fo:border-left="0.05pt solid #999999" fo:border-right="none" fo:border-top="none" fo:border-bottom="0.05pt solid #999999"/>
    </style:style>
    <style:style style:name="Table8.E4" style:family="table-cell">
      <style:table-cell-properties fo:padding="0.049cm" fo:border-left="none" fo:border-right="0.05pt solid #999999" fo:border-top="none" fo:border-bottom="0.05pt solid #999999"/>
    </style:style>
    <style:style style:name="Table8.A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D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A6" style:family="table-cell">
      <style:table-cell-properties fo:padding="0.049cm" fo:border-left="0.05pt solid #999999" fo:border-right="none" fo:border-top="none" fo:border-bottom="0.05pt solid #999999"/>
    </style:style>
    <style:style style:name="Table8.B6" style:family="table-cell">
      <style:table-cell-properties fo:padding="0.049cm" fo:border-left="none" fo:border-right="0.05pt solid #999999" fo:border-top="none" fo:border-bottom="0.05pt solid #999999"/>
    </style:style>
    <style:style style:name="Table8.D6" style:family="table-cell">
      <style:table-cell-properties fo:padding="0.049cm" fo:border-left="0.05pt solid #999999" fo:border-right="none" fo:border-top="none" fo:border-bottom="0.05pt solid #999999"/>
    </style:style>
    <style:style style:name="Table8.E6" style:family="table-cell">
      <style:table-cell-properties fo:padding="0.049cm" fo:border-left="none" fo:border-right="0.05pt solid #999999" fo:border-top="none" fo:border-bottom="0.05pt solid #999999"/>
    </style:style>
    <style:style style:name="Table8.A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D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A8" style:family="table-cell">
      <style:table-cell-properties fo:padding="0.049cm" fo:border-left="0.05pt solid #999999" fo:border-right="none" fo:border-top="none" fo:border-bottom="0.05pt solid #999999"/>
    </style:style>
    <style:style style:name="Table8.B8" style:family="table-cell">
      <style:table-cell-properties fo:padding="0.049cm" fo:border-left="none" fo:border-right="0.05pt solid #999999" fo:border-top="none" fo:border-bottom="0.05pt solid #999999"/>
    </style:style>
    <style:style style:name="Table8.D8" style:family="table-cell">
      <style:table-cell-properties fo:padding="0.049cm" fo:border-left="0.05pt solid #999999" fo:border-right="none" fo:border-top="none" fo:border-bottom="0.05pt solid #999999"/>
    </style:style>
    <style:style style:name="Table8.E8" style:family="table-cell">
      <style:table-cell-properties fo:padding="0.049cm" fo:border-left="none" fo:border-right="0.05pt solid #999999" fo:border-top="none" fo:border-bottom="0.05pt solid #999999"/>
    </style:style>
    <style:style style:name="Table8.A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D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A10" style:family="table-cell">
      <style:table-cell-properties fo:padding="0.049cm" fo:border-left="0.05pt solid #999999" fo:border-right="none" fo:border-top="none" fo:border-bottom="0.05pt solid #999999"/>
    </style:style>
    <style:style style:name="Table8.B10" style:family="table-cell">
      <style:table-cell-properties fo:padding="0.049cm" fo:border-left="none" fo:border-right="0.05pt solid #999999" fo:border-top="none" fo:border-bottom="0.05pt solid #999999"/>
    </style:style>
    <style:style style:name="Table8.D10" style:family="table-cell">
      <style:table-cell-properties fo:padding="0.049cm" fo:border-left="0.05pt solid #999999" fo:border-right="none" fo:border-top="none" fo:border-bottom="0.05pt solid #999999"/>
    </style:style>
    <style:style style:name="Table8.E10" style:family="table-cell">
      <style:table-cell-properties fo:padding="0.049cm" fo:border-left="none" fo:border-right="0.05pt solid #999999" fo:border-top="none" fo:border-bottom="0.05pt solid #999999"/>
    </style:style>
    <style:style style:name="Table8.A11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D11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A12" style:family="table-cell">
      <style:table-cell-properties fo:padding="0.049cm" fo:border-left="0.05pt solid #999999" fo:border-right="none" fo:border-top="none" fo:border-bottom="0.05pt solid #999999"/>
    </style:style>
    <style:style style:name="Table8.B12" style:family="table-cell">
      <style:table-cell-properties fo:padding="0.049cm" fo:border-left="none" fo:border-right="0.05pt solid #999999" fo:border-top="none" fo:border-bottom="0.05pt solid #999999"/>
    </style:style>
    <style:style style:name="Table8.D12" style:family="table-cell">
      <style:table-cell-properties fo:padding="0.049cm" fo:border-left="0.05pt solid #999999" fo:border-right="none" fo:border-top="none" fo:border-bottom="0.05pt solid #999999"/>
    </style:style>
    <style:style style:name="Table8.E12" style:family="table-cell">
      <style:table-cell-properties fo:padding="0.049cm" fo:border-left="none" fo:border-right="0.05pt solid #999999" fo:border-top="none" fo:border-bottom="0.05pt solid #999999"/>
    </style:style>
    <style:style style:name="Table8.A1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D1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A14" style:family="table-cell">
      <style:table-cell-properties fo:padding="0.049cm" fo:border-left="0.05pt solid #999999" fo:border-right="none" fo:border-top="none" fo:border-bottom="0.05pt solid #999999"/>
    </style:style>
    <style:style style:name="Table8.B14" style:family="table-cell">
      <style:table-cell-properties fo:padding="0.049cm" fo:border-left="none" fo:border-right="0.05pt solid #999999" fo:border-top="none" fo:border-bottom="0.05pt solid #999999"/>
    </style:style>
    <style:style style:name="Table8.D14" style:family="table-cell">
      <style:table-cell-properties fo:padding="0.049cm" fo:border-left="0.05pt solid #999999" fo:border-right="none" fo:border-top="none" fo:border-bottom="0.05pt solid #999999"/>
    </style:style>
    <style:style style:name="Table8.E14" style:family="table-cell">
      <style:table-cell-properties fo:padding="0.049cm" fo:border-left="none" fo:border-right="0.05pt solid #999999" fo:border-top="none" fo:border-bottom="0.05pt solid #999999"/>
    </style:style>
    <style:style style:name="Table8.A1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D1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A16" style:family="table-cell">
      <style:table-cell-properties fo:padding="0.049cm" fo:border-left="0.05pt solid #999999" fo:border-right="none" fo:border-top="none" fo:border-bottom="0.05pt solid #999999"/>
    </style:style>
    <style:style style:name="Table8.B16" style:family="table-cell">
      <style:table-cell-properties fo:padding="0.049cm" fo:border-left="none" fo:border-right="0.05pt solid #999999" fo:border-top="none" fo:border-bottom="0.05pt solid #999999"/>
    </style:style>
    <style:style style:name="Table8.D16" style:family="table-cell">
      <style:table-cell-properties fo:padding="0.049cm" fo:border-left="0.05pt solid #999999" fo:border-right="none" fo:border-top="none" fo:border-bottom="0.05pt solid #999999"/>
    </style:style>
    <style:style style:name="Table8.E16" style:family="table-cell">
      <style:table-cell-properties fo:padding="0.049cm" fo:border-left="none" fo:border-right="0.05pt solid #999999" fo:border-top="none" fo:border-bottom="0.05pt solid #999999"/>
    </style:style>
    <style:style style:name="Table8.A1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D1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A18" style:family="table-cell">
      <style:table-cell-properties fo:padding="0.049cm" fo:border-left="0.05pt solid #999999" fo:border-right="none" fo:border-top="none" fo:border-bottom="0.05pt solid #999999"/>
    </style:style>
    <style:style style:name="Table8.B18" style:family="table-cell">
      <style:table-cell-properties fo:padding="0.049cm" fo:border-left="none" fo:border-right="0.05pt solid #999999" fo:border-top="none" fo:border-bottom="0.05pt solid #999999"/>
    </style:style>
    <style:style style:name="Table8.D18" style:family="table-cell">
      <style:table-cell-properties fo:padding="0.049cm" fo:border-left="0.05pt solid #999999" fo:border-right="none" fo:border-top="none" fo:border-bottom="0.05pt solid #999999"/>
    </style:style>
    <style:style style:name="Table8.E18" style:family="table-cell">
      <style:table-cell-properties fo:padding="0.049cm" fo:border-left="none" fo:border-right="0.05pt solid #999999" fo:border-top="none" fo:border-bottom="0.05pt solid #999999"/>
    </style:style>
    <style:style style:name="Table8.A1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D1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8.A20" style:family="table-cell">
      <style:table-cell-properties fo:padding="0.049cm" fo:border-left="0.05pt solid #999999" fo:border-right="none" fo:border-top="none" fo:border-bottom="0.05pt solid #999999"/>
    </style:style>
    <style:style style:name="Table8.B20" style:family="table-cell">
      <style:table-cell-properties fo:padding="0.049cm" fo:border-left="none" fo:border-right="0.05pt solid #999999" fo:border-top="none" fo:border-bottom="0.05pt solid #999999"/>
    </style:style>
    <style:style style:name="Table8.C20" style:family="table-cell">
      <style:table-cell-properties style:vertical-align="middle" fo:background-color="transparent" fo:padding="0.049cm" fo:border-left="none" fo:border-right="none" fo:border-top="none" fo:border-bottom="0.05pt solid #999999">
        <style:background-image/>
      </style:table-cell-properties>
    </style:style>
    <style:style style:name="Table8.D20" style:family="table-cell">
      <style:table-cell-properties fo:padding="0.049cm" fo:border-left="0.05pt solid #999999" fo:border-right="none" fo:border-top="none" fo:border-bottom="0.05pt solid #999999"/>
    </style:style>
    <style:style style:name="Table8.E20" style:family="table-cell">
      <style:table-cell-properties fo:padding="0.049cm" fo:border-left="none" fo:border-right="0.05pt solid #999999" fo:border-top="none" fo:border-bottom="0.05pt solid #999999"/>
    </style:style>
    <style:style style:name="Table4" style:family="table">
      <style:table-properties style:width="20.5cm" table:align="margins"/>
    </style:style>
    <style:style style:name="Table4.A" style:family="table-column">
      <style:table-column-properties style:column-width="20.5cm" style:rel-column-width="65535*"/>
    </style:style>
    <style:style style:name="Table4.A1" style:family="table-cell">
      <style:table-cell-properties fo:padding-left="0.101cm" fo:padding-right="0.101cm" fo:padding-top="0.199cm" fo:padding-bottom="0cm" fo:border="none"/>
    </style:style>
    <style:style style:name="Table9" style:family="table">
      <style:table-properties style:width="20.5cm" table:align="margins"/>
    </style:style>
    <style:style style:name="Table9.A" style:family="table-column">
      <style:table-column-properties style:column-width="5.05cm" style:rel-column-width="16144*"/>
    </style:style>
    <style:style style:name="Table9.C" style:family="table-column">
      <style:table-column-properties style:column-width="0.3cm" style:rel-column-width="958*"/>
    </style:style>
    <style:style style:name="Table9.E" style:family="table-column">
      <style:table-column-properties style:column-width="5.05cm" style:rel-column-width="16145*"/>
    </style:style>
    <style:style style:name="Table9.A1" style:family="table-cell">
      <style:table-cell-properties fo:background-color="#ffffcc" fo:padding="0.049cm" fo:border-left="0.05pt solid #999999" fo:border-right="0.05pt solid #999999" fo:border-top="0.05pt solid #999999" fo:border-bottom="0.05pt solid #cccc99">
        <style:background-image/>
      </style:table-cell-properties>
    </style:style>
    <style:style style:name="Table9.C1" style:family="table-cell">
      <style:table-cell-properties fo:background-color="transparent" fo:padding="0.049cm" fo:border-left="none" fo:border-right="none" fo:border-top="0.05pt solid #999999" fo:border-bottom="none">
        <style:background-image/>
      </style:table-cell-properties>
    </style:style>
    <style:style style:name="Table9.A2" style:family="table-cell">
      <style:table-cell-properties fo:padding="0.049cm" fo:border-left="0.05pt solid #999999" fo:border-right="none" fo:border-top="none" fo:border-bottom="0.05pt solid #999999"/>
    </style:style>
    <style:style style:name="Table9.B2" style:family="table-cell">
      <style:table-cell-properties fo:padding="0.049cm" fo:border-left="none" fo:border-right="0.05pt solid #999999" fo:border-top="none" fo:border-bottom="0.05pt solid #999999"/>
    </style:style>
    <style:style style:name="Table9.C2" style:family="table-cell">
      <style:table-cell-properties style:vertical-align="middle" fo:background-color="transparent" fo:padding="0.049cm" fo:border-left="none" fo:border-right="none" fo:border-top="none" fo:border-bottom="0.05pt solid #999999">
        <style:background-image/>
      </style:table-cell-properties>
    </style:style>
    <style:style style:name="Table9.D2" style:family="table-cell">
      <style:table-cell-properties fo:padding="0.049cm" fo:border-left="0.05pt solid #999999" fo:border-right="none" fo:border-top="none" fo:border-bottom="0.05pt solid #999999"/>
    </style:style>
    <style:style style:name="Table9.E2" style:family="table-cell">
      <style:table-cell-properties fo:padding="0.049cm" fo:border-left="none" fo:border-right="0.05pt solid #999999" fo:border-top="none" fo:border-bottom="0.05pt solid #999999"/>
    </style:style>
    <style:style style:name="Table5" style:family="table">
      <style:table-properties style:width="20.5cm" table:align="margins"/>
    </style:style>
    <style:style style:name="Table5.A" style:family="table-column">
      <style:table-column-properties style:column-width="20.5cm" style:rel-column-width="65535*"/>
    </style:style>
    <style:style style:name="Table5.A1" style:family="table-cell">
      <style:table-cell-properties fo:padding-left="0.101cm" fo:padding-right="0.101cm" fo:padding-top="0.199cm" fo:padding-bottom="0cm" fo:border="none"/>
    </style:style>
    <style:style style:name="Table7" style:family="table">
      <style:table-properties style:width="20.5cm" table:align="margins"/>
    </style:style>
    <style:style style:name="Table7.A" style:family="table-column">
      <style:table-column-properties style:column-width="5.05cm" style:rel-column-width="16144*"/>
    </style:style>
    <style:style style:name="Table7.C" style:family="table-column">
      <style:table-column-properties style:column-width="0.3cm" style:rel-column-width="958*"/>
    </style:style>
    <style:style style:name="Table7.E" style:family="table-column">
      <style:table-column-properties style:column-width="5.05cm" style:rel-column-width="16145*"/>
    </style:style>
    <style:style style:name="Table7.A1" style:family="table-cell">
      <style:table-cell-properties fo:background-color="#ffffcc" fo:padding="0.049cm" fo:border-left="0.05pt solid #999999" fo:border-right="0.05pt solid #999999" fo:border-top="0.05pt solid #999999" fo:border-bottom="0.05pt solid #cccc99">
        <style:background-image/>
      </style:table-cell-properties>
    </style:style>
    <style:style style:name="Table7.C1" style:family="table-cell">
      <style:table-cell-properties style:vertical-align="middle" fo:background-color="transparent" fo:padding="0.049cm" fo:border-left="none" fo:border-right="none" fo:border-top="0.05pt solid #999999" fo:border-bottom="none">
        <style:background-image/>
      </style:table-cell-properties>
    </style:style>
    <style:style style:name="Table7.A2" style:family="table-cell">
      <style:table-cell-properties fo:padding="0.049cm" fo:border-left="0.05pt solid #999999" fo:border-right="none" fo:border-top="none" fo:border-bottom="0.05pt solid #999999"/>
    </style:style>
    <style:style style:name="Table7.B2" style:family="table-cell">
      <style:table-cell-properties fo:padding="0.049cm" fo:border-left="none" fo:border-right="0.05pt solid #999999" fo:border-top="none" fo:border-bottom="0.05pt solid #999999"/>
    </style:style>
    <style:style style:name="Table7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7.D2" style:family="table-cell">
      <style:table-cell-properties fo:padding="0.049cm" fo:border-left="0.05pt solid #999999" fo:border-right="none" fo:border-top="none" fo:border-bottom="0.05pt solid #999999"/>
    </style:style>
    <style:style style:name="Table7.E2" style:family="table-cell">
      <style:table-cell-properties fo:padding="0.049cm" fo:border-left="none" fo:border-right="0.05pt solid #999999" fo:border-top="none" fo:border-bottom="0.05pt solid #999999"/>
    </style:style>
    <style:style style:name="Table7.A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7.D3" style:family="table-cell">
      <style:table-cell-properties fo:background-color="transparent" fo:padding="0.049cm" fo:border-left="0.05pt solid #999999" fo:border-right="none" fo:border-top="none" fo:border-bottom="none">
        <style:background-image/>
      </style:table-cell-properties>
    </style:style>
    <style:style style:name="Table7.A4" style:family="table-cell">
      <style:table-cell-properties fo:padding="0.049cm" fo:border-left="0.05pt solid #999999" fo:border-right="none" fo:border-top="none" fo:border-bottom="0.05pt solid #999999"/>
    </style:style>
    <style:style style:name="Table7.B4" style:family="table-cell">
      <style:table-cell-properties fo:padding="0.049cm" fo:border-left="none" fo:border-right="0.05pt solid #999999" fo:border-top="none" fo:border-bottom="0.05pt solid #999999"/>
    </style:style>
    <style:style style:name="Table7.C4" style:family="table-cell">
      <style:table-cell-properties style:vertical-align="middle" fo:background-color="transparent" fo:padding="0.049cm" fo:border-left="none" fo:border-right="none" fo:border-top="none" fo:border-bottom="0.05pt solid #999999">
        <style:background-image/>
      </style:table-cell-properties>
    </style:style>
    <style:style style:name="Table7.D4" style:family="table-cell">
      <style:table-cell-properties fo:background-color="transparent" fo:padding="0.049cm" fo:border-left="0.05pt solid #999999" fo:border-right="none" fo:border-top="none" fo:border-bottom="none">
        <style:background-image/>
      </style:table-cell-properties>
    </style:style>
    <style:style style:name="Table10" style:family="table">
      <style:table-properties style:width="20.5cm" table:align="margins"/>
    </style:style>
    <style:style style:name="Table10.A" style:family="table-column">
      <style:table-column-properties style:column-width="20.5cm" style:rel-column-width="65535*"/>
    </style:style>
    <style:style style:name="Table10.A1" style:family="table-cell">
      <style:table-cell-properties fo:padding-left="0.101cm" fo:padding-right="0.101cm" fo:padding-top="0.199cm" fo:padding-bottom="0cm" fo:border="none"/>
    </style:style>
    <style:style style:name="Table11" style:family="table">
      <style:table-properties style:width="20.5cm" table:align="margins"/>
    </style:style>
    <style:style style:name="Table11.A" style:family="table-column">
      <style:table-column-properties style:column-width="5.05cm" style:rel-column-width="16144*"/>
    </style:style>
    <style:style style:name="Table11.C" style:family="table-column">
      <style:table-column-properties style:column-width="0.3cm" style:rel-column-width="958*"/>
    </style:style>
    <style:style style:name="Table11.D" style:family="table-column">
      <style:table-column-properties style:column-width="10.1cm" style:rel-column-width="32289*"/>
    </style:style>
    <style:style style:name="Table11.A1" style:family="table-cell">
      <style:table-cell-properties fo:background-color="#ffffcc" fo:padding="0.049cm" fo:border-left="0.05pt solid #999999" fo:border-right="0.05pt solid #999999" fo:border-top="0.05pt solid #999999" fo:border-bottom="0.05pt solid #cccc99">
        <style:background-image/>
      </style:table-cell-properties>
    </style:style>
    <style:style style:name="Table11.C1" style:family="table-cell">
      <style:table-cell-properties style:vertical-align="middle" fo:background-color="transparent" fo:padding="0.049cm" fo:border-left="none" fo:border-right="none" fo:border-top="0.05pt solid #999999" fo:border-bottom="none">
        <style:background-image/>
      </style:table-cell-properties>
    </style:style>
    <style:style style:name="Table11.D1" style:family="table-cell">
      <style:table-cell-properties fo:background-color="transparent" fo:padding="0.049cm" fo:border-left="0.05pt solid #999999" fo:border-right="none" fo:border-top="none" fo:border-bottom="none">
        <style:background-image/>
      </style:table-cell-properties>
    </style:style>
    <style:style style:name="Table11.A2" style:family="table-cell">
      <style:table-cell-properties fo:padding="0.049cm" fo:border-left="0.05pt solid #999999" fo:border-right="none" fo:border-top="none" fo:border-bottom="0.05pt solid #999999"/>
    </style:style>
    <style:style style:name="Table11.B2" style:family="table-cell">
      <style:table-cell-properties fo:padding="0.049cm" fo:border-left="none" fo:border-right="0.05pt solid #999999" fo:border-top="none" fo:border-bottom="0.05pt solid #999999"/>
    </style:style>
    <style:style style:name="Table11.C2" style:family="table-cell">
      <style:table-cell-properties style:vertical-align="middle" fo:background-color="transparent" fo:padding="0.049cm" fo:border-left="none" fo:border-right="none" fo:border-top="none" fo:border-bottom="0.05pt solid #999999">
        <style:background-image/>
      </style:table-cell-properties>
    </style:style>
    <style:style style:name="Table11.D2" style:family="table-cell">
      <style:table-cell-properties fo:background-color="transparent" fo:padding="0.049cm" fo:border-left="0.05pt solid #999999" fo:border-right="none" fo:border-top="none" fo:border-bottom="none">
        <style:background-image/>
      </style:table-cell-properties>
    </style:style>
    <style:style style:name="Table12" style:family="table">
      <style:table-properties style:width="20.5cm" table:align="margins"/>
    </style:style>
    <style:style style:name="Table12.A" style:family="table-column">
      <style:table-column-properties style:column-width="6.833cm" style:rel-column-width="21845*"/>
    </style:style>
    <style:style style:name="Table12.A1" style:family="table-cell">
      <style:table-cell-properties fo:padding="0.101cm" fo:border="none"/>
    </style:style>
    <style:style style:name="Table12.C1" style:family="table-cell">
      <style:table-cell-properties style:vertical-align="middle" fo:padding="0.101cm" fo:border="none"/>
    </style:style>
    <style:style style:name="Table12.A2" style:family="table-cell">
      <style:table-cell-properties fo:padding-left="0.101cm" fo:padding-right="0.101cm" fo:padding-top="0.199cm" fo:padding-bottom="0cm" fo:border="none"/>
    </style:style>
    <style:style style:name="Table13" style:family="table">
      <style:table-properties style:width="20.5cm" table:align="margins"/>
    </style:style>
    <style:style style:name="Table13.A" style:family="table-column">
      <style:table-column-properties style:column-width="5.05cm" style:rel-column-width="16144*"/>
    </style:style>
    <style:style style:name="Table13.C" style:family="table-column">
      <style:table-column-properties style:column-width="0.3cm" style:rel-column-width="958*"/>
    </style:style>
    <style:style style:name="Table13.E" style:family="table-column">
      <style:table-column-properties style:column-width="5.05cm" style:rel-column-width="16145*"/>
    </style:style>
    <style:style style:name="Table13.A1" style:family="table-cell">
      <style:table-cell-properties fo:background-color="#ffffcc" fo:padding="0.049cm" fo:border-left="0.05pt solid #999999" fo:border-right="0.05pt solid #999999" fo:border-top="0.05pt solid #999999" fo:border-bottom="0.05pt solid #cccc99">
        <style:background-image/>
      </style:table-cell-properties>
    </style:style>
    <style:style style:name="Table13.C1" style:family="table-cell">
      <style:table-cell-properties fo:background-color="transparent" fo:padding="0.049cm" fo:border-left="none" fo:border-right="none" fo:border-top="0.05pt solid #808080" fo:border-bottom="none">
        <style:background-image/>
      </style:table-cell-properties>
    </style:style>
    <style:style style:name="Table13.A2" style:family="table-cell">
      <style:table-cell-properties fo:padding="0.049cm" fo:border-left="0.05pt solid #999999" fo:border-right="none" fo:border-top="none" fo:border-bottom="0.05pt solid #999999"/>
    </style:style>
    <style:style style:name="Table13.B2" style:family="table-cell">
      <style:table-cell-properties fo:padding="0.049cm" fo:border-left="none" fo:border-right="0.05pt solid #999999" fo:border-top="none" fo:border-bottom="0.05pt solid #999999"/>
    </style:style>
    <style:style style:name="Table13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3.D2" style:family="table-cell">
      <style:table-cell-properties fo:padding="0.049cm" fo:border-left="0.05pt solid #999999" fo:border-right="none" fo:border-top="none" fo:border-bottom="0.05pt solid #999999"/>
    </style:style>
    <style:style style:name="Table13.E2" style:family="table-cell">
      <style:table-cell-properties fo:padding="0.049cm" fo:border-left="none" fo:border-right="0.05pt solid #999999" fo:border-top="none" fo:border-bottom="0.05pt solid #999999"/>
    </style:style>
    <style:style style:name="Table13.A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D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A4" style:family="table-cell">
      <style:table-cell-properties fo:padding="0.049cm" fo:border-left="0.05pt solid #999999" fo:border-right="none" fo:border-top="none" fo:border-bottom="0.05pt solid #999999"/>
    </style:style>
    <style:style style:name="Table13.B4" style:family="table-cell">
      <style:table-cell-properties fo:padding="0.049cm" fo:border-left="none" fo:border-right="0.05pt solid #999999" fo:border-top="none" fo:border-bottom="0.05pt solid #999999"/>
    </style:style>
    <style:style style:name="Table13.D4" style:family="table-cell">
      <style:table-cell-properties fo:padding="0.049cm" fo:border-left="0.05pt solid #999999" fo:border-right="none" fo:border-top="none" fo:border-bottom="0.05pt solid #999999"/>
    </style:style>
    <style:style style:name="Table13.E4" style:family="table-cell">
      <style:table-cell-properties fo:padding="0.049cm" fo:border-left="none" fo:border-right="0.05pt solid #999999" fo:border-top="none" fo:border-bottom="0.05pt solid #999999"/>
    </style:style>
    <style:style style:name="Table13.A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D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A6" style:family="table-cell">
      <style:table-cell-properties fo:padding="0.049cm" fo:border-left="0.05pt solid #999999" fo:border-right="none" fo:border-top="none" fo:border-bottom="0.05pt solid #999999"/>
    </style:style>
    <style:style style:name="Table13.B6" style:family="table-cell">
      <style:table-cell-properties fo:padding="0.049cm" fo:border-left="none" fo:border-right="0.05pt solid #999999" fo:border-top="none" fo:border-bottom="0.05pt solid #999999"/>
    </style:style>
    <style:style style:name="Table13.D6" style:family="table-cell">
      <style:table-cell-properties fo:padding="0.049cm" fo:border-left="0.05pt solid #999999" fo:border-right="none" fo:border-top="none" fo:border-bottom="0.05pt solid #999999"/>
    </style:style>
    <style:style style:name="Table13.E6" style:family="table-cell">
      <style:table-cell-properties fo:padding="0.049cm" fo:border-left="none" fo:border-right="0.05pt solid #999999" fo:border-top="none" fo:border-bottom="0.05pt solid #999999"/>
    </style:style>
    <style:style style:name="Table13.A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D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A8" style:family="table-cell">
      <style:table-cell-properties fo:padding="0.049cm" fo:border-left="0.05pt solid #999999" fo:border-right="none" fo:border-top="none" fo:border-bottom="0.05pt solid #999999"/>
    </style:style>
    <style:style style:name="Table13.B8" style:family="table-cell">
      <style:table-cell-properties fo:padding="0.049cm" fo:border-left="none" fo:border-right="0.05pt solid #999999" fo:border-top="none" fo:border-bottom="0.05pt solid #999999"/>
    </style:style>
    <style:style style:name="Table13.D8" style:family="table-cell">
      <style:table-cell-properties fo:padding="0.049cm" fo:border-left="0.05pt solid #999999" fo:border-right="none" fo:border-top="none" fo:border-bottom="0.05pt solid #999999"/>
    </style:style>
    <style:style style:name="Table13.E8" style:family="table-cell">
      <style:table-cell-properties fo:padding="0.049cm" fo:border-left="none" fo:border-right="0.05pt solid #999999" fo:border-top="none" fo:border-bottom="0.05pt solid #999999"/>
    </style:style>
    <style:style style:name="Table13.A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D9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A10" style:family="table-cell">
      <style:table-cell-properties fo:padding="0.049cm" fo:border-left="0.05pt solid #999999" fo:border-right="none" fo:border-top="none" fo:border-bottom="0.05pt solid #999999"/>
    </style:style>
    <style:style style:name="Table13.B10" style:family="table-cell">
      <style:table-cell-properties fo:padding="0.049cm" fo:border-left="none" fo:border-right="0.05pt solid #999999" fo:border-top="none" fo:border-bottom="0.05pt solid #999999"/>
    </style:style>
    <style:style style:name="Table13.D10" style:family="table-cell">
      <style:table-cell-properties fo:padding="0.049cm" fo:border-left="0.05pt solid #999999" fo:border-right="none" fo:border-top="none" fo:border-bottom="0.05pt solid #999999"/>
    </style:style>
    <style:style style:name="Table13.E10" style:family="table-cell">
      <style:table-cell-properties fo:padding="0.049cm" fo:border-left="none" fo:border-right="0.05pt solid #999999" fo:border-top="none" fo:border-bottom="0.05pt solid #999999"/>
    </style:style>
    <style:style style:name="Table13.A11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D11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A12" style:family="table-cell">
      <style:table-cell-properties fo:padding="0.049cm" fo:border-left="0.05pt solid #999999" fo:border-right="none" fo:border-top="none" fo:border-bottom="0.05pt solid #999999"/>
    </style:style>
    <style:style style:name="Table13.B12" style:family="table-cell">
      <style:table-cell-properties fo:padding="0.049cm" fo:border-left="none" fo:border-right="0.05pt solid #999999" fo:border-top="none" fo:border-bottom="0.05pt solid #999999"/>
    </style:style>
    <style:style style:name="Table13.D12" style:family="table-cell">
      <style:table-cell-properties fo:padding="0.049cm" fo:border-left="0.05pt solid #999999" fo:border-right="none" fo:border-top="none" fo:border-bottom="0.05pt solid #999999"/>
    </style:style>
    <style:style style:name="Table13.E12" style:family="table-cell">
      <style:table-cell-properties fo:padding="0.049cm" fo:border-left="none" fo:border-right="0.05pt solid #999999" fo:border-top="none" fo:border-bottom="0.05pt solid #999999"/>
    </style:style>
    <style:style style:name="Table13.A1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D1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A14" style:family="table-cell">
      <style:table-cell-properties fo:padding="0.049cm" fo:border-left="0.05pt solid #999999" fo:border-right="none" fo:border-top="none" fo:border-bottom="0.05pt solid #999999"/>
    </style:style>
    <style:style style:name="Table13.B14" style:family="table-cell">
      <style:table-cell-properties fo:padding="0.049cm" fo:border-left="none" fo:border-right="0.05pt solid #999999" fo:border-top="none" fo:border-bottom="0.05pt solid #999999"/>
    </style:style>
    <style:style style:name="Table13.D14" style:family="table-cell">
      <style:table-cell-properties fo:padding="0.049cm" fo:border-left="0.05pt solid #999999" fo:border-right="none" fo:border-top="none" fo:border-bottom="0.05pt solid #999999"/>
    </style:style>
    <style:style style:name="Table13.E14" style:family="table-cell">
      <style:table-cell-properties fo:padding="0.049cm" fo:border-left="none" fo:border-right="0.05pt solid #999999" fo:border-top="none" fo:border-bottom="0.05pt solid #999999"/>
    </style:style>
    <style:style style:name="Table13.A1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3.D15" style:family="table-cell">
      <style:table-cell-properties fo:background-color="transparent" fo:padding="0.049cm" fo:border-left="0.05pt solid #999999" fo:border-right="none" fo:border-top="none" fo:border-bottom="none">
        <style:background-image/>
      </style:table-cell-properties>
    </style:style>
    <style:style style:name="Table13.A16" style:family="table-cell">
      <style:table-cell-properties fo:padding="0.049cm" fo:border-left="0.05pt solid #999999" fo:border-right="none" fo:border-top="none" fo:border-bottom="0.05pt solid #999999"/>
    </style:style>
    <style:style style:name="Table13.B16" style:family="table-cell">
      <style:table-cell-properties fo:padding="0.049cm" fo:border-left="none" fo:border-right="0.05pt solid #999999" fo:border-top="none" fo:border-bottom="0.05pt solid #999999"/>
    </style:style>
    <style:style style:name="Table13.C16" style:family="table-cell">
      <style:table-cell-properties style:vertical-align="middle" fo:background-color="transparent" fo:padding="0.049cm" fo:border-left="none" fo:border-right="none" fo:border-top="none" fo:border-bottom="0.05pt solid #999999">
        <style:background-image/>
      </style:table-cell-properties>
    </style:style>
    <style:style style:name="Table13.D16" style:family="table-cell">
      <style:table-cell-properties fo:background-color="transparent" fo:padding="0.049cm" fo:border-left="0.05pt solid #999999" fo:border-right="none" fo:border-top="none" fo:border-bottom="none">
        <style:background-image/>
      </style:table-cell-properties>
    </style:style>
    <style:style style:name="Table14" style:family="table">
      <style:table-properties style:width="20.5cm" table:align="margins"/>
    </style:style>
    <style:style style:name="Table14.A" style:family="table-column">
      <style:table-column-properties style:column-width="20.5cm" style:rel-column-width="65535*"/>
    </style:style>
    <style:style style:name="Table14.A1" style:family="table-cell">
      <style:table-cell-properties fo:padding-left="0.101cm" fo:padding-right="0.101cm" fo:padding-top="0.199cm" fo:padding-bottom="0cm" fo:border="none"/>
    </style:style>
    <style:style style:name="Table15" style:family="table">
      <style:table-properties style:width="20.5cm" table:align="margins"/>
    </style:style>
    <style:style style:name="Table15.A" style:family="table-column">
      <style:table-column-properties style:column-width="5.05cm" style:rel-column-width="16144*"/>
    </style:style>
    <style:style style:name="Table15.C" style:family="table-column">
      <style:table-column-properties style:column-width="0.3cm" style:rel-column-width="958*"/>
    </style:style>
    <style:style style:name="Table15.E" style:family="table-column">
      <style:table-column-properties style:column-width="5.05cm" style:rel-column-width="16145*"/>
    </style:style>
    <style:style style:name="Table15.A1" style:family="table-cell">
      <style:table-cell-properties fo:background-color="#ffffcc" fo:padding="0.049cm" fo:border-left="0.05pt solid #999999" fo:border-right="0.05pt solid #999999" fo:border-top="0.05pt solid #999999" fo:border-bottom="0.05pt solid #cccc99">
        <style:background-image/>
      </style:table-cell-properties>
    </style:style>
    <style:style style:name="Table15.C1" style:family="table-cell">
      <style:table-cell-properties fo:background-color="transparent" fo:padding="0.049cm" fo:border-left="none" fo:border-right="none" fo:border-top="0.05pt solid #808080" fo:border-bottom="none">
        <style:background-image/>
      </style:table-cell-properties>
    </style:style>
    <style:style style:name="Table15.A2" style:family="table-cell">
      <style:table-cell-properties fo:padding="0.049cm" fo:border-left="0.05pt solid #999999" fo:border-right="none" fo:border-top="none" fo:border-bottom="0.05pt solid #999999"/>
    </style:style>
    <style:style style:name="Table15.B2" style:family="table-cell">
      <style:table-cell-properties fo:padding="0.049cm" fo:border-left="none" fo:border-right="0.05pt solid #999999" fo:border-top="none" fo:border-bottom="0.05pt solid #999999"/>
    </style:style>
    <style:style style:name="Table15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5.D2" style:family="table-cell">
      <style:table-cell-properties fo:padding="0.049cm" fo:border-left="0.05pt solid #999999" fo:border-right="none" fo:border-top="none" fo:border-bottom="0.05pt solid #999999"/>
    </style:style>
    <style:style style:name="Table15.E2" style:family="table-cell">
      <style:table-cell-properties fo:padding="0.049cm" fo:border-left="none" fo:border-right="0.05pt solid #999999" fo:border-top="none" fo:border-bottom="0.05pt solid #999999"/>
    </style:style>
    <style:style style:name="Table15.A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5.D3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5.A4" style:family="table-cell">
      <style:table-cell-properties fo:padding="0.049cm" fo:border-left="0.05pt solid #999999" fo:border-right="none" fo:border-top="none" fo:border-bottom="0.05pt solid #999999"/>
    </style:style>
    <style:style style:name="Table15.B4" style:family="table-cell">
      <style:table-cell-properties fo:padding="0.049cm" fo:border-left="none" fo:border-right="0.05pt solid #999999" fo:border-top="none" fo:border-bottom="0.05pt solid #999999"/>
    </style:style>
    <style:style style:name="Table15.D4" style:family="table-cell">
      <style:table-cell-properties fo:padding="0.049cm" fo:border-left="0.05pt solid #999999" fo:border-right="none" fo:border-top="none" fo:border-bottom="0.05pt solid #999999"/>
    </style:style>
    <style:style style:name="Table15.E4" style:family="table-cell">
      <style:table-cell-properties fo:padding="0.049cm" fo:border-left="none" fo:border-right="0.05pt solid #999999" fo:border-top="none" fo:border-bottom="0.05pt solid #999999"/>
    </style:style>
    <style:style style:name="Table15.A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5.D5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5.A6" style:family="table-cell">
      <style:table-cell-properties fo:padding="0.049cm" fo:border-left="0.05pt solid #999999" fo:border-right="none" fo:border-top="none" fo:border-bottom="0.05pt solid #999999"/>
    </style:style>
    <style:style style:name="Table15.B6" style:family="table-cell">
      <style:table-cell-properties fo:padding="0.049cm" fo:border-left="none" fo:border-right="0.05pt solid #999999" fo:border-top="none" fo:border-bottom="0.05pt solid #999999"/>
    </style:style>
    <style:style style:name="Table15.D6" style:family="table-cell">
      <style:table-cell-properties fo:padding="0.049cm" fo:border-left="0.05pt solid #999999" fo:border-right="none" fo:border-top="none" fo:border-bottom="0.05pt solid #999999"/>
    </style:style>
    <style:style style:name="Table15.E6" style:family="table-cell">
      <style:table-cell-properties fo:padding="0.049cm" fo:border-left="none" fo:border-right="0.05pt solid #999999" fo:border-top="none" fo:border-bottom="0.05pt solid #999999"/>
    </style:style>
    <style:style style:name="Table15.A7" style:family="table-cell">
      <style:table-cell-properties fo:background-color="#ffffcc" fo:padding="0.049cm" fo:border-left="0.05pt solid #999999" fo:border-right="0.05pt solid #999999" fo:border-top="none" fo:border-bottom="0.05pt solid #cccc99">
        <style:background-image/>
      </style:table-cell-properties>
    </style:style>
    <style:style style:name="Table15.D7" style:family="table-cell">
      <style:table-cell-properties fo:background-color="transparent" fo:padding="0.049cm" fo:border-left="0.05pt solid #999999" fo:border-right="none" fo:border-top="none" fo:border-bottom="none">
        <style:background-image/>
      </style:table-cell-properties>
    </style:style>
    <style:style style:name="Table15.A8" style:family="table-cell">
      <style:table-cell-properties fo:padding="0.049cm" fo:border-left="0.05pt solid #999999" fo:border-right="none" fo:border-top="none" fo:border-bottom="0.05pt solid #999999"/>
    </style:style>
    <style:style style:name="Table15.B8" style:family="table-cell">
      <style:table-cell-properties fo:padding="0.049cm" fo:border-left="none" fo:border-right="0.05pt solid #999999" fo:border-top="none" fo:border-bottom="0.05pt solid #999999"/>
    </style:style>
    <style:style style:name="Table15.C8" style:family="table-cell">
      <style:table-cell-properties style:vertical-align="middle" fo:background-color="transparent" fo:padding="0.049cm" fo:border-left="none" fo:border-right="none" fo:border-top="none" fo:border-bottom="0.05pt solid #999999">
        <style:background-image/>
      </style:table-cell-properties>
    </style:style>
    <style:style style:name="Table15.D8" style:family="table-cell">
      <style:table-cell-properties fo:background-color="transparent" fo:padding="0.049cm" fo:border-left="0.05pt solid #999999" fo:border-right="none" fo:border-top="none" fo:border-bottom="none">
        <style:background-image/>
      </style:table-cell-properties>
    </style:style>
    <style:style style:name="Table16" style:family="table">
      <style:table-properties style:width="20.5cm" table:align="margins"/>
    </style:style>
    <style:style style:name="Table16.A" style:family="table-column">
      <style:table-column-properties style:column-width="20.5cm" style:rel-column-width="65535*"/>
    </style:style>
    <style:style style:name="Table16.A1" style:family="table-cell">
      <style:table-cell-properties fo:padding-left="0.101cm" fo:padding-right="0.101cm" fo:padding-top="0.199cm" fo:padding-bottom="0cm" fo:border="none"/>
    </style:style>
    <style:style style:name="Table17" style:family="table">
      <style:table-properties style:width="20.5cm" table:align="margins"/>
    </style:style>
    <style:style style:name="Table17.A" style:family="table-column">
      <style:table-column-properties style:column-width="5.05cm" style:rel-column-width="16144*"/>
    </style:style>
    <style:style style:name="Table17.C" style:family="table-column">
      <style:table-column-properties style:column-width="0.3cm" style:rel-column-width="958*"/>
    </style:style>
    <style:style style:name="Table17.E" style:family="table-column">
      <style:table-column-properties style:column-width="5.05cm" style:rel-column-width="16145*"/>
    </style:style>
    <style:style style:name="Table17.A1" style:family="table-cell">
      <style:table-cell-properties fo:background-color="#ffffcc" fo:padding="0.049cm" fo:border-left="0.05pt solid #999999" fo:border-right="0.05pt solid #999999" fo:border-top="0.05pt solid #999999" fo:border-bottom="0.05pt solid #cccc99">
        <style:background-image/>
      </style:table-cell-properties>
    </style:style>
    <style:style style:name="Table17.C1" style:family="table-cell">
      <style:table-cell-properties fo:background-color="transparent" fo:padding="0.049cm" fo:border-left="none" fo:border-right="none" fo:border-top="0.05pt solid #808080" fo:border-bottom="none">
        <style:background-image/>
      </style:table-cell-properties>
    </style:style>
    <style:style style:name="Table17.A2" style:family="table-cell">
      <style:table-cell-properties fo:padding="0.049cm" fo:border-left="0.05pt solid #999999" fo:border-right="none" fo:border-top="none" fo:border-bottom="0.05pt solid #999999"/>
    </style:style>
    <style:style style:name="Table17.B2" style:family="table-cell">
      <style:table-cell-properties fo:padding="0.049cm" fo:border-left="none" fo:border-right="0.05pt solid #999999" fo:border-top="none" fo:border-bottom="0.05pt solid #999999"/>
    </style:style>
    <style:style style:name="Table17.C2" style:family="table-cell">
      <style:table-cell-properties style:vertical-align="middle" fo:background-color="transparent" fo:padding="0.049cm" fo:border-left="none" fo:border-right="none" fo:border-top="none" fo:border-bottom="0.05pt solid #999999">
        <style:background-image/>
      </style:table-cell-properties>
    </style:style>
    <style:style style:name="Table17.D2" style:family="table-cell">
      <style:table-cell-properties fo:padding="0.049cm" fo:border-left="0.05pt solid #999999" fo:border-right="none" fo:border-top="none" fo:border-bottom="0.05pt solid #999999"/>
    </style:style>
    <style:style style:name="Table17.E2" style:family="table-cell">
      <style:table-cell-properties fo:padding="0.049cm" fo:border-left="none" fo:border-right="0.05pt solid #999999" fo:border-top="none" fo:border-bottom="0.05pt solid #999999"/>
    </style:style>
    <style:style style:name="P1" style:family="paragraph" style:parent-style-name="Table_20_Contents">
      <style:text-properties officeooo:rsid="00148ef5" officeooo:paragraph-rsid="00148ef5"/>
    </style:style>
    <style:style style:name="P2" style:family="paragraph" style:parent-style-name="Table_20_Contents">
      <style:text-properties officeooo:rsid="00149d93" officeooo:paragraph-rsid="00149d93"/>
    </style:style>
    <style:style style:name="P3" style:family="paragraph" style:parent-style-name="Table_20_Contents">
      <style:text-properties officeooo:rsid="00158331" officeooo:paragraph-rsid="00158331"/>
    </style:style>
    <style:style style:name="P4" style:family="paragraph" style:parent-style-name="Table_20_Contents">
      <style:text-properties fo:color="#000099" officeooo:rsid="00149d93" officeooo:paragraph-rsid="00149d93"/>
    </style:style>
    <style:style style:name="P5" style:family="paragraph" style:parent-style-name="Table_20_Contents">
      <style:text-properties officeooo:rsid="000f4d31" officeooo:paragraph-rsid="001e523d"/>
    </style:style>
    <style:style style:name="P6" style:family="paragraph" style:parent-style-name="Table_20_Contents">
      <style:text-properties officeooo:rsid="00114885" officeooo:paragraph-rsid="001e523d"/>
    </style:style>
    <style:style style:name="P7" style:family="paragraph" style:parent-style-name="Table_20_Contents">
      <style:text-properties officeooo:rsid="00114885" officeooo:paragraph-rsid="0048b65d"/>
    </style:style>
    <style:style style:name="P8" style:family="paragraph" style:parent-style-name="Table_20_Contents">
      <style:text-properties officeooo:rsid="00115128" officeooo:paragraph-rsid="001e523d"/>
    </style:style>
    <style:style style:name="P9" style:family="paragraph" style:parent-style-name="Table_20_Contents">
      <style:text-properties officeooo:rsid="00115128" officeooo:paragraph-rsid="0048b65d"/>
    </style:style>
    <style:style style:name="P10" style:family="paragraph" style:parent-style-name="Table_20_Contents">
      <style:text-properties officeooo:paragraph-rsid="0025f501"/>
    </style:style>
    <style:style style:name="P11" style:family="paragraph" style:parent-style-name="Table_20_Contents">
      <style:paragraph-properties fo:text-align="center" style:justify-single-word="false"/>
      <style:text-properties officeooo:rsid="00198fe5" officeooo:paragraph-rsid="002a3e4a"/>
    </style:style>
    <style:style style:name="P12" style:family="paragraph" style:parent-style-name="Table_20_Contents">
      <style:text-properties officeooo:rsid="00198fe5" officeooo:paragraph-rsid="002a3e4a"/>
    </style:style>
    <style:style style:name="P13" style:family="paragraph" style:parent-style-name="Table_20_Contents">
      <style:text-properties fo:color="#990099" officeooo:rsid="001cd0ff" officeooo:paragraph-rsid="002a3e4a"/>
    </style:style>
    <style:style style:name="P14" style:family="paragraph" style:parent-style-name="Table_20_Contents">
      <style:text-properties officeooo:paragraph-rsid="002a3e4a"/>
    </style:style>
    <style:style style:name="P15" style:family="paragraph" style:parent-style-name="Table_20_Contents">
      <style:text-properties officeooo:rsid="0014f87a" officeooo:paragraph-rsid="002d8b8e"/>
    </style:style>
    <style:style style:name="P16" style:family="paragraph" style:parent-style-name="Table_20_Contents">
      <style:text-properties officeooo:rsid="0014f87a" officeooo:paragraph-rsid="003edbf9"/>
    </style:style>
    <style:style style:name="P17" style:family="paragraph" style:parent-style-name="Table_20_Contents">
      <style:text-properties officeooo:paragraph-rsid="002d8b8e"/>
    </style:style>
    <style:style style:name="P18" style:family="paragraph" style:parent-style-name="Table_20_Contents">
      <style:text-properties style:font-name="Liberation Mono" officeooo:paragraph-rsid="000ed3b0"/>
    </style:style>
    <style:style style:name="P19" style:family="paragraph" style:parent-style-name="Table_20_Contents">
      <style:text-properties style:font-name="Liberation Mono" officeooo:paragraph-rsid="0025f501"/>
    </style:style>
    <style:style style:name="P20" style:family="paragraph" style:parent-style-name="Table_20_Contents">
      <style:text-properties style:font-name="Liberation Mono" officeooo:paragraph-rsid="003e25c6"/>
    </style:style>
    <style:style style:name="P21" style:family="paragraph" style:parent-style-name="Table_20_Contents">
      <style:text-properties style:font-name="Liberation Mono" officeooo:paragraph-rsid="0048b65d"/>
    </style:style>
    <style:style style:name="P22" style:family="paragraph" style:parent-style-name="Table_20_Contents">
      <style:text-properties officeooo:rsid="0041a5b5" officeooo:paragraph-rsid="0041a5b5"/>
    </style:style>
    <style:style style:name="P23" style:family="paragraph" style:parent-style-name="Table_20_Contents">
      <style:text-properties officeooo:rsid="0016658f" officeooo:paragraph-rsid="0041a5b5"/>
    </style:style>
    <style:style style:name="P24" style:family="paragraph" style:parent-style-name="Table_20_Contents">
      <style:text-properties officeooo:paragraph-rsid="0048b65d"/>
    </style:style>
    <style:style style:name="P25" style:family="paragraph" style:parent-style-name="Table_20_Contents">
      <style:text-properties officeooo:rsid="004d917c" officeooo:paragraph-rsid="004d917c"/>
    </style:style>
    <style:style style:name="P26" style:family="paragraph" style:parent-style-name="Table_20_Contents">
      <style:text-properties officeooo:rsid="004da508" officeooo:paragraph-rsid="004da508"/>
    </style:style>
    <style:style style:name="P27" style:family="paragraph" style:parent-style-name="Table_20_Contents">
      <style:text-properties officeooo:rsid="004ef624" officeooo:paragraph-rsid="004ef624"/>
    </style:style>
    <style:style style:name="P28" style:family="paragraph" style:parent-style-name="Table_20_Contents">
      <style:text-properties officeooo:rsid="00507490" officeooo:paragraph-rsid="00507490"/>
    </style:style>
    <style:style style:name="P29" style:family="paragraph" style:parent-style-name="Table_20_Contents">
      <style:text-properties officeooo:rsid="0051de22" officeooo:paragraph-rsid="0051de22"/>
    </style:style>
    <style:style style:name="P30" style:family="paragraph" style:parent-style-name="Table_20_Contents">
      <style:text-properties officeooo:rsid="00530d75" officeooo:paragraph-rsid="00530d75"/>
    </style:style>
    <style:style style:name="P31" style:family="paragraph" style:parent-style-name="Table_20_Contents">
      <style:text-properties officeooo:rsid="00542d57" officeooo:paragraph-rsid="00542d57"/>
    </style:style>
    <style:style style:name="P32" style:family="paragraph" style:parent-style-name="CenterBold">
      <style:text-properties officeooo:rsid="00115128" officeooo:paragraph-rsid="001e523d"/>
    </style:style>
    <style:style style:name="P33" style:family="paragraph" style:parent-style-name="CenterBold">
      <style:text-properties officeooo:rsid="00115128" officeooo:paragraph-rsid="002d8b8e"/>
    </style:style>
    <style:style style:name="P34" style:family="paragraph" style:parent-style-name="CenterBold">
      <style:text-properties officeooo:rsid="00115128" officeooo:paragraph-rsid="0035294b"/>
    </style:style>
    <style:style style:name="P35" style:family="paragraph" style:parent-style-name="CenterBold">
      <style:text-properties officeooo:rsid="00115128" officeooo:paragraph-rsid="0048b65d"/>
    </style:style>
    <style:style style:name="P36" style:family="paragraph" style:parent-style-name="CenterBold">
      <style:text-properties officeooo:rsid="00158331" officeooo:paragraph-rsid="00158331"/>
    </style:style>
    <style:style style:name="P37" style:family="paragraph" style:parent-style-name="CenterBold">
      <style:text-properties officeooo:paragraph-rsid="002a3e4a"/>
    </style:style>
    <style:style style:name="P38" style:family="paragraph" style:parent-style-name="CenterBold">
      <style:text-properties style:font-name="Liberation Mono"/>
    </style:style>
    <style:style style:name="P39" style:family="paragraph" style:parent-style-name="CenterBold">
      <style:text-properties style:font-name="Liberation Mono" officeooo:rsid="000ae9a7" officeooo:paragraph-rsid="000ed3b0"/>
    </style:style>
    <style:style style:name="P40" style:family="paragraph" style:parent-style-name="CenterBold">
      <style:text-properties style:font-name="Liberation Mono" officeooo:rsid="000ae9a7" officeooo:paragraph-rsid="0025f501"/>
    </style:style>
    <style:style style:name="P41" style:family="paragraph" style:parent-style-name="CenterBold">
      <style:text-properties style:font-name="Liberation Mono" officeooo:rsid="000ae9a7" officeooo:paragraph-rsid="003e25c6"/>
    </style:style>
    <style:style style:name="P42" style:family="paragraph" style:parent-style-name="CenterBold">
      <style:text-properties style:font-name="Liberation Mono" officeooo:rsid="000ae9a7" officeooo:paragraph-rsid="0048b65d"/>
    </style:style>
    <style:style style:name="P43" style:family="paragraph" style:parent-style-name="CenterBold">
      <style:text-properties style:font-name="Liberation Mono" officeooo:rsid="000ae9a7" officeooo:paragraph-rsid="004c4899"/>
    </style:style>
    <style:style style:name="P44" style:family="paragraph" style:parent-style-name="CenterBold">
      <style:text-properties officeooo:rsid="003e25c6" officeooo:paragraph-rsid="003e25c6"/>
    </style:style>
    <style:style style:name="P45" style:family="paragraph" style:parent-style-name="Item">
      <style:text-properties fo:color="#000099"/>
    </style:style>
    <style:style style:name="P46" style:family="paragraph" style:parent-style-name="Item">
      <style:text-properties fo:color="#990099"/>
    </style:style>
    <style:style style:name="P47" style:family="paragraph" style:parent-style-name="Item">
      <style:text-properties officeooo:paragraph-rsid="001e523d"/>
    </style:style>
    <style:style style:name="P48" style:family="paragraph" style:parent-style-name="Item">
      <style:text-properties officeooo:paragraph-rsid="003e25c6"/>
    </style:style>
    <style:style style:name="P49" style:family="paragraph" style:parent-style-name="Item">
      <style:text-properties officeooo:paragraph-rsid="003edbf9"/>
    </style:style>
    <style:style style:name="P50" style:family="paragraph" style:parent-style-name="Item">
      <style:text-properties officeooo:paragraph-rsid="0041a5b5"/>
    </style:style>
    <style:style style:name="P51" style:family="paragraph" style:parent-style-name="Item">
      <style:text-properties officeooo:rsid="00148ef5" officeooo:paragraph-rsid="003edbf9"/>
    </style:style>
    <style:style style:name="P52" style:family="paragraph" style:parent-style-name="Item">
      <style:text-properties officeooo:rsid="00149d93" officeooo:paragraph-rsid="003edbf9"/>
    </style:style>
    <style:style style:name="P53" style:family="paragraph" style:parent-style-name="Item">
      <style:text-properties officeooo:rsid="00114885" officeooo:paragraph-rsid="0048b65d"/>
    </style:style>
    <style:style style:name="P54" style:family="paragraph" style:parent-style-name="Item">
      <style:text-properties officeooo:rsid="00115128" officeooo:paragraph-rsid="0048b65d"/>
    </style:style>
    <style:style style:name="P55" style:family="paragraph" style:parent-style-name="Item">
      <style:text-properties officeooo:rsid="004d917c" officeooo:paragraph-rsid="004d917c"/>
    </style:style>
    <style:style style:name="P56" style:family="paragraph" style:parent-style-name="Item">
      <style:text-properties officeooo:rsid="004ef624" officeooo:paragraph-rsid="004ef624"/>
    </style:style>
    <style:style style:name="P57" style:family="paragraph" style:parent-style-name="Item">
      <style:text-properties officeooo:rsid="00507490" officeooo:paragraph-rsid="00507490"/>
    </style:style>
    <style:style style:name="P58" style:family="paragraph" style:parent-style-name="Item">
      <style:text-properties officeooo:rsid="0051de22" officeooo:paragraph-rsid="0051de22"/>
    </style:style>
    <style:style style:name="P59" style:family="paragraph" style:parent-style-name="Item">
      <style:text-properties officeooo:rsid="00530d75" officeooo:paragraph-rsid="00530d75"/>
    </style:style>
    <style:style style:name="P60" style:family="paragraph" style:parent-style-name="Item">
      <style:text-properties officeooo:rsid="00542d57" officeooo:paragraph-rsid="00542d57"/>
    </style:style>
    <style:style style:name="P61" style:family="paragraph" style:parent-style-name="Standard">
      <style:paragraph-properties fo:line-height="150%" fo:text-align="center" style:justify-single-word="false"/>
      <style:text-properties style:font-name="Dingbats" officeooo:rsid="001cd0ff" officeooo:paragraph-rsid="002a3e4a"/>
    </style:style>
    <style:style style:name="P62" style:family="paragraph" style:parent-style-name="Standard">
      <style:text-properties fo:color="#990099" officeooo:rsid="001cd0ff" officeooo:paragraph-rsid="002a3e4a"/>
    </style:style>
    <style:style style:name="P63" style:family="paragraph" style:parent-style-name="Standard">
      <style:paragraph-properties fo:text-align="center" style:justify-single-word="false"/>
      <style:text-properties officeooo:rsid="00198fe5" officeooo:paragraph-rsid="002a3e4a"/>
    </style:style>
    <style:style style:name="P64" style:family="paragraph" style:parent-style-name="Standard">
      <style:text-properties fo:color="#000099" officeooo:rsid="001cd0ff" officeooo:paragraph-rsid="002a3e4a"/>
    </style:style>
    <style:style style:name="P65" style:family="paragraph" style:parent-style-name="Standard">
      <style:text-properties officeooo:paragraph-rsid="002a3e4a"/>
    </style:style>
    <style:style style:name="P66" style:family="paragraph" style:parent-style-name="Standard">
      <style:paragraph-properties fo:text-align="end" style:justify-single-word="false"/>
      <style:text-properties fo:font-style="italic" officeooo:rsid="002d8b8e" officeooo:paragraph-rsid="002d8b8e" style:font-style-asian="italic" style:font-style-complex="italic"/>
    </style:style>
    <style:style style:name="P67" style:family="paragraph" style:parent-style-name="Standard">
      <style:paragraph-properties fo:text-align="end" style:justify-single-word="false"/>
      <style:text-properties fo:font-style="italic" officeooo:rsid="002d8b8e" officeooo:paragraph-rsid="0048b65d" style:font-style-asian="italic" style:font-style-complex="italic"/>
    </style:style>
    <style:style style:name="P68" style:family="paragraph" style:parent-style-name="Standard">
      <style:paragraph-properties fo:text-align="center" style:justify-single-word="false"/>
      <style:text-properties fo:font-size="11pt" fo:text-shadow="1pt 1pt" style:text-underline-style="none" officeooo:rsid="002ccc53" officeooo:paragraph-rsid="002d8b8e" style:font-size-asian="9.60000038146973pt" style:font-size-complex="11pt" style:shadow="none"/>
    </style:style>
    <style:style style:name="P69" style:family="paragraph" style:parent-style-name="Standard">
      <style:paragraph-properties fo:text-align="center" style:justify-single-word="false"/>
      <style:text-properties fo:font-size="11pt" fo:text-shadow="1pt 1pt" style:text-underline-style="none" officeooo:rsid="002ccc53" officeooo:paragraph-rsid="0048b65d" style:font-size-asian="9.60000038146973pt" style:font-size-complex="11pt" style:shadow="none"/>
    </style:style>
    <style:style style:name="P70" style:family="paragraph" style:parent-style-name="Standard">
      <style:text-properties officeooo:rsid="002ccc53" officeooo:paragraph-rsid="002ccc53"/>
    </style:style>
    <style:style style:name="P71" style:family="paragraph" style:parent-style-name="Standard">
      <style:text-properties officeooo:rsid="002ccc53" officeooo:paragraph-rsid="002d8b8e"/>
    </style:style>
    <style:style style:name="P72" style:family="paragraph" style:parent-style-name="Standard">
      <style:text-properties officeooo:rsid="002ccc53" officeooo:paragraph-rsid="0048b65d"/>
    </style:style>
    <style:style style:name="P73" style:family="paragraph" style:parent-style-name="Standard">
      <style:text-properties officeooo:paragraph-rsid="002d8b8e"/>
    </style:style>
    <style:style style:name="P74" style:family="paragraph" style:parent-style-name="Standard">
      <style:text-properties fo:font-size="9pt" fo:font-weight="normal" officeooo:rsid="002d8b8e" officeooo:paragraph-rsid="002d8b8e" fo:background-color="#dddddd" style:font-size-asian="9pt" style:font-weight-asian="normal" style:font-size-complex="9pt" style:font-weight-complex="normal" fo:padding="0.049cm" fo:border-left="0.06pt solid #999999" fo:border-right="0.06pt solid #999999" fo:border-top="0.06pt solid #999999" fo:border-bottom="none" style:shadow="none"/>
    </style:style>
    <style:style style:name="P75" style:family="paragraph" style:parent-style-name="Standard">
      <style:text-properties fo:font-size="9pt" fo:font-weight="normal" officeooo:rsid="002d8b8e" officeooo:paragraph-rsid="003e25c6" fo:background-color="#dddddd" style:font-size-asian="9pt" style:font-weight-asian="normal" style:font-size-complex="9pt" style:font-weight-complex="normal" fo:padding="0.049cm" fo:border-left="0.06pt solid #999999" fo:border-right="0.06pt solid #999999" fo:border-top="0.06pt solid #999999" fo:border-bottom="none" style:shadow="none"/>
    </style:style>
    <style:style style:name="P76" style:family="paragraph" style:parent-style-name="Standard">
      <style:text-properties fo:font-size="9pt" officeooo:rsid="002d8b8e" officeooo:paragraph-rsid="002d8b8e" fo:background-color="#dddddd" style:font-size-asian="9pt" style:font-size-complex="9pt" fo:padding="0.049cm" fo:border-left="0.06pt solid #999999" fo:border-right="0.06pt solid #999999" fo:border-top="0.06pt solid #999999" fo:border-bottom="none" style:shadow="none"/>
    </style:style>
    <style:style style:name="P77" style:family="paragraph" style:parent-style-name="Standard">
      <style:text-properties fo:font-size="9pt" officeooo:rsid="002d8b8e" officeooo:paragraph-rsid="0048b65d" fo:background-color="#dddddd" style:font-size-asian="9pt" style:font-size-complex="9pt" fo:padding="0.049cm" fo:border-left="0.06pt solid #999999" fo:border-right="0.06pt solid #999999" fo:border-top="0.06pt solid #999999" fo:border-bottom="none" style:shadow="none"/>
    </style:style>
    <style:style style:name="P78" style:family="paragraph" style:parent-style-name="Standard">
      <style:text-properties fo:font-size="9pt" officeooo:rsid="002d8b8e" officeooo:paragraph-rsid="002d8b8e" fo:background-color="#eeeeee" style:font-size-asian="9pt" style:font-size-complex="9pt" fo:padding="0.049cm" fo:border-left="0.06pt solid #999999" fo:border-right="0.06pt solid #999999" fo:border-top="0.06pt solid #999999" fo:border-bottom="none" style:shadow="none"/>
    </style:style>
    <style:style style:name="P79" style:family="paragraph" style:parent-style-name="Standard">
      <style:text-properties fo:font-size="9pt" officeooo:rsid="002d8b8e" officeooo:paragraph-rsid="0048b65d" fo:background-color="#eeeeee" style:font-size-asian="9pt" style:font-size-complex="9pt" fo:padding="0.049cm" fo:border-left="0.06pt solid #999999" fo:border-right="0.06pt solid #999999" fo:border-top="0.06pt solid #999999" fo:border-bottom="none" style:shadow="none"/>
    </style:style>
    <style:style style:name="P80" style:family="paragraph" style:parent-style-name="Standard">
      <style:text-properties officeooo:rsid="0055cc80" officeooo:paragraph-rsid="0055cc80"/>
    </style:style>
    <style:style style:name="P81" style:family="paragraph" style:parent-style-name="Standard">
      <style:paragraph-properties fo:margin-top="0.101cm" fo:margin-bottom="0cm" loext:contextual-spacing="false"/>
      <style:text-properties fo:font-weight="bold" officeooo:rsid="00425196" officeooo:paragraph-rsid="0049b217" style:font-weight-asian="bold" style:font-weight-complex="bold"/>
    </style:style>
    <style:style style:name="P82" style:family="paragraph" style:parent-style-name="Standard">
      <style:paragraph-properties fo:margin-top="0.101cm" fo:margin-bottom="0cm" loext:contextual-spacing="false"/>
      <style:text-properties officeooo:rsid="00425196" officeooo:paragraph-rsid="00425196"/>
    </style:style>
    <style:style style:name="P83" style:family="paragraph" style:parent-style-name="Standard">
      <style:paragraph-properties fo:margin-top="0.199cm" fo:margin-bottom="0cm" loext:contextual-spacing="false"/>
      <style:text-properties officeooo:paragraph-rsid="0055cc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d523" style:font-weight-asian="bold" style:font-weight-complex="bold"/>
    </style:style>
    <style:style style:name="T3" style:family="text">
      <style:text-properties fo:font-weight="bold" officeooo:rsid="0055cc80" style:font-weight-asian="bold" style:font-weight-complex="bold"/>
    </style:style>
    <style:style style:name="T4" style:family="text">
      <style:text-properties officeooo:rsid="0022f910"/>
    </style:style>
    <style:style style:name="T5" style:family="text">
      <style:text-properties officeooo:rsid="00284d2d"/>
    </style:style>
    <style:style style:name="T6" style:family="text">
      <style:text-properties officeooo:rsid="00294ca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9b217" style:font-weight-asian="normal" style:font-weight-complex="normal"/>
    </style:style>
    <style:style style:name="T9" style:family="text">
      <style:text-properties officeooo:rsid="002fe395"/>
    </style:style>
    <style:style style:name="T10" style:family="text">
      <style:text-properties officeooo:rsid="0033b91d"/>
    </style:style>
    <style:style style:name="T11" style:family="text">
      <style:text-properties officeooo:rsid="0034c7a5"/>
    </style:style>
    <style:style style:name="T12" style:family="text">
      <style:text-properties officeooo:rsid="0035294b"/>
    </style:style>
    <style:style style:name="T13" style:family="text">
      <style:text-properties officeooo:rsid="00375a76"/>
    </style:style>
    <style:style style:name="T14" style:family="text">
      <style:text-properties officeooo:rsid="003cc4f9"/>
    </style:style>
    <style:style style:name="T15" style:family="text">
      <style:text-properties officeooo:rsid="003edbf9"/>
    </style:style>
    <style:style style:name="T16" style:family="text">
      <style:text-properties officeooo:rsid="0048b65d"/>
    </style:style>
    <style:style style:name="T17" style:family="text">
      <style:text-properties officeooo:rsid="00497259"/>
    </style:style>
    <style:style style:name="T18" style:family="text">
      <style:text-properties officeooo:rsid="0049b217"/>
    </style:style>
    <style:style style:name="T19" style:family="text">
      <style:text-properties officeooo:rsid="004da508"/>
    </style:style>
    <style:style style:name="T20" style:family="text">
      <style:text-properties officeooo:rsid="005720e2"/>
    </style:style>
    <style:style style:name="T21" style:family="text">
      <style:text-properties officeooo:rsid="0055cc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0"/>
          </table:table-cell>
          <table:table-cell table:style-name="Table3.A1" office:value-type="string">
            <text:p text:style-name="P68">Warzone 2100 - Menu Items</text:p>
          </table:table-cell>
          <table:table-cell table:style-name="Table3.C1" office:value-type="string">
            <text:p text:style-name="P66">Page 1 <text:span text:style-name="T10">of 3</text:span></text:p>
          </table:table-cell>
        </table:table-row>
        <table:table-row>
          <table:table-cell table:style-name="Table3.A2" table:number-columns-spanned="3" office:value-type="string">
            <text:p text:style-name="P78">RESEARCHES <text:span text:style-name="T9">1 - 2 </text:span><text:span text:style-name="T7">:</text:span></text:p>
          </table:table-cell>
          <table:covered-table-cell/>
          <table:covered-table-cell/>
        </table:table-row>
      </table:table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E"/>
        <table:table-row>
          <table:table-cell table:style-name="Table6.A1" table:number-columns-spanned="2" office:value-type="string">
            <text:p text:style-name="P32"><text:span text:style-name="T12">r</text:span>1</text:p>
          </table:table-cell>
          <table:covered-table-cell/>
          <table:table-cell table:style-name="Table6.C1" office:value-type="string">
            <text:p text:style-name="Table_20_Contents"/>
          </table:table-cell>
          <table:table-cell table:style-name="Table6.A1" table:number-columns-spanned="2" office:value-type="string">
            <text:p text:style-name="P32"><text:span text:style-name="T12">r</text:span>2</text:p>
          </table:table-cell>
          <table:covered-table-cell/>
        </table:table-row>
        <table:table-row>
          <table:table-cell table:style-name="Table6.A2" office:value-type="string">
            <text:p text:style-name="P5">Vehicle Superdense Thermal Armour</text:p>
            <text:p text:style-name="P47">Vehicle Superdense Thermal Armour Mk3</text:p>
            <text:p text:style-name="P5">Hover Propulsion</text:p>
            <text:p text:style-name="P47">Light Body – Retaliation</text:p>
            <text:p text:style-name="P5">Medium Body - Cobra</text:p>
          </table:table-cell>
          <table:table-cell table:style-name="Table6.B2" office:value-type="string">
            <text:p text:style-name="P6">Vehicle Superdense Thermal Armour Mk2</text:p>
            <text:p text:style-name="P47">Tracked Propulsion</text:p>
            <text:p text:style-name="P6">Light Body – Leopard</text:p>
            <text:p text:style-name="P47">Light Body – Bug</text:p>
            <text:p text:style-name="P6">Medium Body - Panther</text:p>
          </table:table-cell>
          <table:table-cell table:style-name="Table6.C2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2" office:value-type="string">
            <text:p text:style-name="P6">Medium Body - Retribution</text:p>
            <text:p text:style-name="P47">Heavy Body - Tiger</text:p>
            <text:p text:style-name="P6">Heavy Body - Python</text:p>
            <text:p text:style-name="P47">Fuel Injection Engine</text:p>
            <text:p text:style-name="P6">Fuel Injection Engine Mk3</text:p>
          </table:table-cell>
          <table:table-cell table:style-name="Table6.E2" office:value-type="string">
            <text:p text:style-name="P8">Medium Body - Scorpion</text:p>
            <text:p text:style-name="P47">Heavy Body - Vengeance</text:p>
            <text:p text:style-name="P8">Heavy Body - Mantis</text:p>
            <text:p text:style-name="P47">Fuel Injection Engine Mk2</text:p>
            <text:p text:style-name="P8">Composite Alloys</text:p>
          </table:table-cell>
        </table:table-row>
        <table:table-row>
          <table:table-cell table:style-name="Table6.A19" table:number-columns-spanned="2" office:value-type="string">
            <text:p text:style-name="P32"><text:span text:style-name="T12">r</text:span>3</text:p>
          </table:table-cell>
          <table:covered-table-cell/>
          <table:table-cell table:style-name="Table6.C2" office:value-type="string">
            <text:p text:style-name="P18"/>
          </table:table-cell>
          <table:table-cell table:style-name="Table6.D19" table:number-columns-spanned="2" office:value-type="string">
            <text:p text:style-name="P32"><text:span text:style-name="T12">r</text:span>4</text:p>
          </table:table-cell>
          <table:covered-table-cell/>
        </table:table-row>
        <table:table-row>
          <table:table-cell table:style-name="Table6.A4" office:value-type="string">
            <text:p text:style-name="P5">Composite Alloys Mk2</text:p>
            <text:p text:style-name="P47">Half-tracked Propulsion</text:p>
            <text:p text:style-name="P5">Dense Composite Alloys</text:p>
            <text:p text:style-name="P47">Dense Composite Alloys Mk3</text:p>
            <text:p text:style-name="P5">Superdense Composite Alloys Mk2</text:p>
          </table:table-cell>
          <table:table-cell table:style-name="Table6.B4" office:value-type="string">
            <text:p text:style-name="P6">Composite Alloys Mk3</text:p>
            <text:p text:style-name="P47">VTOL Propulsion</text:p>
            <text:p text:style-name="P6">Dense Composite Alloys Mk2</text:p>
            <text:p text:style-name="P47">Superdense Composite Alloys</text:p>
            <text:p text:style-name="P6">Superdense Composite Alloys Mk3</text:p>
          </table:table-cell>
          <table:table-cell table:style-name="Table6.C2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4" office:value-type="string">
            <text:p text:style-name="P6">Incendiary Howitzer</text:p>
            <text:p text:style-name="P47">Incendiary Mortar</text:p>
            <text:p text:style-name="P6">Lancer AT Rocket</text:p>
            <text:p text:style-name="P47">Light Cannon</text:p>
            <text:p text:style-name="P6">Twin Machinegun</text:p>
          </table:table-cell>
          <table:table-cell table:style-name="Table6.E4" office:value-type="string">
            <text:p text:style-name="P8">Plasmite Flamer</text:p>
            <text:p text:style-name="P47">Mini-Rocket Pod</text:p>
            <text:p text:style-name="P8">Sunburst AA Rocket Array</text:p>
            <text:p text:style-name="P47">Machinegun</text:p>
            <text:p text:style-name="P8">Heavy Machinegun</text:p>
          </table:table-cell>
        </table:table-row>
        <table:table-row>
          <table:table-cell table:style-name="Table6.A19" table:number-columns-spanned="2" office:value-type="string">
            <text:p text:style-name="P32"><text:span text:style-name="T12">r</text:span>5</text:p>
          </table:table-cell>
          <table:covered-table-cell/>
          <table:table-cell table:style-name="Table6.C2" office:value-type="string">
            <text:p text:style-name="P18"/>
          </table:table-cell>
          <table:table-cell table:style-name="Table6.D19" table:number-columns-spanned="2" office:value-type="string">
            <text:p text:style-name="P32"><text:span text:style-name="T12">r</text:span>6</text:p>
          </table:table-cell>
          <table:covered-table-cell/>
        </table:table-row>
        <table:table-row>
          <table:table-cell table:style-name="Table6.A6" office:value-type="string">
            <text:p text:style-name="P5">Medium Cannon</text:p>
            <text:p text:style-name="P47">Mortar</text:p>
            <text:p text:style-name="P5">Heavy Mortar - Bombard</text:p>
            <text:p text:style-name="P47">Heavy Cannon</text:p>
            <text:p text:style-name="P5">Howitzer</text:p>
          </table:table-cell>
          <table:table-cell table:style-name="Table6.B6" office:value-type="string">
            <text:p text:style-name="P6">Mini-Rocket Array</text:p>
            <text:p text:style-name="P47">Flamer</text:p>
            <text:p text:style-name="P6">Hyper Velocity Cannon</text:p>
            <text:p text:style-name="P47">Ripple Rockets</text:p>
            <text:p text:style-name="P6">Hardened MG Bullets</text:p>
          </table:table-cell>
          <table:table-cell table:style-name="Table6.C2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6" office:value-type="string">
            <text:p text:style-name="P6">Chaingun Upgrade</text:p>
            <text:p text:style-name="P47">Rapid Fire Chaingun</text:p>
            <text:p text:style-name="P6">Hyper Fire Chaingun Upgrade</text:p>
            <text:p text:style-name="P47">High Temperature Flamer Gel Mk2</text:p>
            <text:p text:style-name="P6">Flamer Autoloader</text:p>
          </table:table-cell>
          <table:table-cell table:style-name="Table6.E6" office:value-type="string">
            <text:p text:style-name="P8">APDSB MG Bullets</text:p>
            <text:p text:style-name="P47">APDSB MG Bullets Mk2</text:p>
            <text:p text:style-name="P8">High Temperature Flamer Gel</text:p>
            <text:p text:style-name="P47">High Temperature Flamer Gel Mk3</text:p>
            <text:p text:style-name="P8">Flamer Autoloader Mk2</text:p>
          </table:table-cell>
        </table:table-row>
        <table:table-row>
          <table:table-cell table:style-name="Table6.A19" table:number-columns-spanned="2" office:value-type="string">
            <text:p text:style-name="P32"><text:span text:style-name="T12">r</text:span>7</text:p>
          </table:table-cell>
          <table:covered-table-cell/>
          <table:table-cell table:style-name="Table6.C2" office:value-type="string">
            <text:p text:style-name="P18"/>
          </table:table-cell>
          <table:table-cell table:style-name="Table6.D19" table:number-columns-spanned="2" office:value-type="string">
            <text:p text:style-name="P32"><text:span text:style-name="T12">r</text:span>8</text:p>
          </table:table-cell>
          <table:covered-table-cell/>
        </table:table-row>
        <table:table-row>
          <table:table-cell table:style-name="Table6.A8" office:value-type="string">
            <text:p text:style-name="P5">Flamer Autoloader Mk3</text:p>
            <text:p text:style-name="P47">HEAT Cannon Shells Mk2</text:p>
            <text:p text:style-name="P5">Cannon Autoloader</text:p>
            <text:p text:style-name="P47">HE Mortar Shells Mk2</text:p>
            <text:p text:style-name="P5">Mortar Autoloader</text:p>
          </table:table-cell>
          <table:table-cell table:style-name="Table6.B8" office:value-type="string">
            <text:p text:style-name="P6">HEAT Cannon Shells</text:p>
            <text:p text:style-name="P47">HEAT Cannon Shells Mk3</text:p>
            <text:p text:style-name="P6">HE Mortar Shells</text:p>
            <text:p text:style-name="P47">HE Mortar Shells Mk3</text:p>
            <text:p text:style-name="P6">Mortar Autoloader Mk2</text:p>
          </table:table-cell>
          <table:table-cell table:style-name="Table6.C2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8" office:value-type="string">
            <text:p text:style-name="P6">Mortar Autoloader Mk3</text:p>
            <text:p text:style-name="P47">Cannon Laser Rangefinder</text:p>
            <text:p text:style-name="P6">Assault Cannon</text:p>
            <text:p text:style-name="P47">Heavy Flamer - Inferno</text:p>
            <text:p text:style-name="P6">Assault Gun</text:p>
          </table:table-cell>
          <table:table-cell table:style-name="Table6.E8" office:value-type="string">
            <text:p text:style-name="P8">Bunker Buster Rocket</text:p>
            <text:p text:style-name="P47">Heavy Howitzer – Ground Shaker</text:p>
            <text:p text:style-name="P8">AA Flak Cannon</text:p>
            <text:p text:style-name="P47">Rotary Howitzer - Hellstorm</text:p>
            <text:p text:style-name="P8">Rotary Mortar - Pepperpot</text:p>
          </table:table-cell>
        </table:table-row>
        <table:table-row>
          <table:table-cell table:style-name="Table6.A19" table:number-columns-spanned="2" office:value-type="string">
            <text:p text:style-name="P32"><text:span text:style-name="T12">r</text:span>9</text:p>
          </table:table-cell>
          <table:covered-table-cell/>
          <table:table-cell table:style-name="Table6.C2" office:value-type="string">
            <text:p text:style-name="P18"/>
          </table:table-cell>
          <table:table-cell table:style-name="Table6.D19" table:number-columns-spanned="2" office:value-type="string">
            <text:p text:style-name="P32"><text:span text:style-name="T12">r</text:span>10</text:p>
          </table:table-cell>
          <table:covered-table-cell/>
        </table:table-row>
        <table:table-row>
          <table:table-cell table:style-name="Table6.A10" office:value-type="string">
            <text:p text:style-name="P5">Hurricane AA Turret</text:p>
            <text:p text:style-name="P47">Laser - Flashlight</text:p>
            <text:p text:style-name="P5">Scourge Missile</text:p>
            <text:p text:style-name="P47">Rail Gun</text:p>
            <text:p text:style-name="P5">APFSDS Cannon Rounds</text:p>
          </table:table-cell>
          <table:table-cell table:style-name="Table6.B10" office:value-type="string">
            <text:p text:style-name="P6">Whirlwind AA Turret</text:p>
            <text:p text:style-name="P47">Pulse Laser</text:p>
            <text:p text:style-name="P6">Needle Gun</text:p>
            <text:p text:style-name="P47">Gauss Cannon</text:p>
            <text:p text:style-name="P6">APFSDS Cannon Rounds Mk2</text:p>
          </table:table-cell>
          <table:table-cell table:style-name="Table6.C2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10" office:value-type="string">
            <text:p text:style-name="P6">APFSDS Cannon Rounds Mk3</text:p>
            <text:p text:style-name="P47">HVAPFSDS Cannon Rounds Mk2</text:p>
            <text:p text:style-name="P6">Cannon Autoloader Mk2</text:p>
            <text:p text:style-name="P47">Cannon Rapid Loader</text:p>
            <text:p text:style-name="P6">Cannon Rapid Loader Mk3</text:p>
          </table:table-cell>
          <table:table-cell table:style-name="Table6.E10" office:value-type="string">
            <text:p text:style-name="P8">HVAPFSDS Cannon Rounds</text:p>
            <text:p text:style-name="P47">HVAPFSDS Cannon Rounds Mk3</text:p>
            <text:p text:style-name="P8">Cannon Autoloader Mk3</text:p>
            <text:p text:style-name="P47">Cannon Rapid Loader Mk2</text:p>
            <text:p text:style-name="P8">Cannon Laser Designator</text:p>
          </table:table-cell>
        </table:table-row>
        <table:table-row>
          <table:table-cell table:style-name="Table6.A19" table:number-columns-spanned="2" office:value-type="string">
            <text:p text:style-name="P32"><text:span text:style-name="T12">r</text:span>11</text:p>
          </table:table-cell>
          <table:covered-table-cell/>
          <table:table-cell table:style-name="Table6.C2" office:value-type="string">
            <text:p text:style-name="P18"/>
          </table:table-cell>
          <table:table-cell table:style-name="Table6.D19" table:number-columns-spanned="2" office:value-type="string">
            <text:p text:style-name="P32"><text:span text:style-name="T12">r</text:span>12</text:p>
          </table:table-cell>
          <table:covered-table-cell/>
        </table:table-row>
        <table:table-row>
          <table:table-cell table:style-name="Table6.A12" office:value-type="string">
            <text:p text:style-name="P5">Tank Killer Rocket</text:p>
            <text:p text:style-name="P47">Synaptic Link Data Analysis</text:p>
            <text:p text:style-name="P5">Synaptic Link Data Analysis Mk3</text:p>
            <text:p text:style-name="P47">Heavy Repair Turret</text:p>
            <text:p text:style-name="P5">Sensor Turret</text:p>
          </table:table-cell>
          <table:table-cell table:style-name="Table6.B12" office:value-type="string">
            <text:p text:style-name="P6">Command Turret</text:p>
            <text:p text:style-name="P47">Synaptic Link Data Analysis Mk2</text:p>
            <text:p text:style-name="P6">Power Module</text:p>
            <text:p text:style-name="P47">Sensor Tower</text:p>
            <text:p text:style-name="P6">Engineering</text:p>
          </table:table-cell>
          <table:table-cell table:style-name="Table6.C2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12" office:value-type="string">
            <text:p text:style-name="P6">Mobile Repair Turret</text:p>
            <text:p text:style-name="P47">Nexus Link Turret</text:p>
            <text:p text:style-name="P6">Hardened Sensor Tower</text:p>
            <text:p text:style-name="P47">Factory Module</text:p>
            <text:p text:style-name="P6">Cyborg Factory</text:p>
          </table:table-cell>
          <table:table-cell table:style-name="Table6.E12" office:value-type="string">
            <text:p text:style-name="P8">Sensor Upgrade</text:p>
            <text:p text:style-name="P47">Automated Repair Facility</text:p>
            <text:p text:style-name="P8">Research Module</text:p>
            <text:p text:style-name="P47">Repair Facility</text:p>
            <text:p text:style-name="P8">Command Relay Post</text:p>
          </table:table-cell>
        </table:table-row>
        <table:table-row>
          <table:table-cell table:style-name="Table6.A19" table:number-columns-spanned="2" office:value-type="string">
            <text:p text:style-name="P32"><text:span text:style-name="T12">r</text:span>13</text:p>
          </table:table-cell>
          <table:covered-table-cell/>
          <table:table-cell table:style-name="Table6.C2" office:value-type="string">
            <text:p text:style-name="P18"/>
          </table:table-cell>
          <table:table-cell table:style-name="Table6.D19" table:number-columns-spanned="2" office:value-type="string">
            <text:p text:style-name="P32"><text:span text:style-name="T12">r</text:span>14</text:p>
          </table:table-cell>
          <table:covered-table-cell/>
        </table:table-row>
        <table:table-row>
          <table:table-cell table:style-name="Table6.A14" office:value-type="string">
            <text:p text:style-name="P5">Reinforced Base Structure Materials</text:p>
            <text:p text:style-name="P47">Reinforced Base Structure Materials Mk3</text:p>
            <text:p text:style-name="P5">VTOL Rearming Pad</text:p>
            <text:p text:style-name="P47">Robotic Manufacturing</text:p>
            <text:p text:style-name="P5">Super Transport</text:p>
          </table:table-cell>
          <table:table-cell table:style-name="Table6.B14" office:value-type="string">
            <text:p text:style-name="P6">Reinforced Base Structure Materials Mk2</text:p>
            <text:p text:style-name="P47">Automated Manufacturing</text:p>
            <text:p text:style-name="P6">VTOL Factory</text:p>
            <text:p text:style-name="P47">Cyborg Transport</text:p>
            <text:p text:style-name="P6">Cyborg Superdense Thermal Armour</text:p>
          </table:table-cell>
          <table:table-cell table:style-name="Table6.C2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14" office:value-type="string">
            <text:p text:style-name="P6">Cyborg Superdense Thermal Armour Mk2</text:p>
            <text:p text:style-name="P47">Cyborg Composite Alloys</text:p>
            <text:p text:style-name="P6">Cyborg Composite Alloys Mk3</text:p>
            <text:p text:style-name="P47">Cyborg Dense Composite Alloys Mk2</text:p>
            <text:p text:style-name="P6">Cyborg Superdense Composite Alloys</text:p>
          </table:table-cell>
          <table:table-cell table:style-name="Table6.E14" office:value-type="string">
            <text:p text:style-name="P8">Cyborg Superdense Thermal Armour Mk3</text:p>
            <text:p text:style-name="P47">Cyborg Composite Alloys Mk2</text:p>
            <text:p text:style-name="P8">Cyborg Dense Composite Alloys</text:p>
            <text:p text:style-name="P47">Cyborg Dense Composite Alloys Mk3</text:p>
            <text:p text:style-name="P8">Cyborg Superdense Composite Alloys Mk2</text:p>
          </table:table-cell>
        </table:table-row>
        <table:table-row>
          <table:table-cell table:style-name="Table6.A19" table:number-columns-spanned="2" office:value-type="string">
            <text:p text:style-name="P32"><text:span text:style-name="T12">r</text:span>15</text:p>
          </table:table-cell>
          <table:covered-table-cell/>
          <table:table-cell table:style-name="Table6.C2" office:value-type="string">
            <text:p text:style-name="P18"/>
          </table:table-cell>
          <table:table-cell table:style-name="Table6.D19" table:number-columns-spanned="2" office:value-type="string">
            <text:p text:style-name="P32"><text:span text:style-name="T12">r</text:span>16</text:p>
          </table:table-cell>
          <table:covered-table-cell/>
        </table:table-row>
        <table:table-row>
          <table:table-cell table:style-name="Table6.A16" office:value-type="string">
            <text:p text:style-name="P5">Cyborg Superdense Composite Alloys Mk3</text:p>
            <text:p text:style-name="P47">Plasmite Flamer Bunker</text:p>
            <text:p text:style-name="P5">Hardcrete</text:p>
            <text:p text:style-name="P47">Light Cannon Hardpoint</text:p>
            <text:p text:style-name="P5">Heavy Cannon Hardpoint</text:p>
          </table:table-cell>
          <table:table-cell table:style-name="Table6.B16" office:value-type="string">
            <text:p text:style-name="P6">Incendiary Howitzer Emplacement</text:p>
            <text:p text:style-name="P47">Incendiary Mortar Pit</text:p>
            <text:p text:style-name="P6">Hardcrete Gate</text:p>
            <text:p text:style-name="P47">Heavy Machinegun Hardpoint</text:p>
            <text:p text:style-name="P6">Medium Cannon Hardpoint</text:p>
          </table:table-cell>
          <table:table-cell table:style-name="Table6.C2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16" office:value-type="string">
            <text:p text:style-name="P6">Improved Hardcrete</text:p>
            <text:p text:style-name="P47">Machinegun Guard Tower</text:p>
            <text:p text:style-name="P6">Machinegun Bunker</text:p>
            <text:p text:style-name="P47">Flamer Bunker</text:p>
            <text:p text:style-name="P6">Improved Hardcrete Mk3</text:p>
          </table:table-cell>
          <table:table-cell table:style-name="Table6.E16" office:value-type="string">
            <text:p text:style-name="P8">Tank Traps</text:p>
            <text:p text:style-name="P47">Mini-Rocket Tower</text:p>
            <text:p text:style-name="P8">Light Cannon Bunker</text:p>
            <text:p text:style-name="P47">Improved Hardcrete Mk2</text:p>
            <text:p text:style-name="P8">Lancer Hardpoint</text:p>
          </table:table-cell>
        </table:table-row>
        <table:table-row>
          <table:table-cell table:style-name="Table6.A19" table:number-columns-spanned="2" office:value-type="string">
            <text:p text:style-name="P32"><text:span text:style-name="T12">r</text:span>17</text:p>
          </table:table-cell>
          <table:covered-table-cell/>
          <table:table-cell table:style-name="Table6.C2" office:value-type="string">
            <text:p text:style-name="P18"/>
          </table:table-cell>
          <table:table-cell table:style-name="Table6.D19" table:number-columns-spanned="2" office:value-type="string">
            <text:p text:style-name="P32"><text:span text:style-name="T12">r</text:span>18</text:p>
          </table:table-cell>
          <table:covered-table-cell/>
        </table:table-row>
        <table:table-row>
          <table:table-cell table:style-name="Table6.A18" office:value-type="string">
            <text:p text:style-name="P5">Lancer Tower</text:p>
            <text:p text:style-name="P47">Hurricane AA Site</text:p>
            <text:p text:style-name="P5">Flashlight Emplacement</text:p>
            <text:p text:style-name="P47">Pepperpot Pit</text:p>
            <text:p text:style-name="P5">Needle Gun Tower</text:p>
          </table:table-cell>
          <table:table-cell table:style-name="Table6.B18" office:value-type="string">
            <text:p text:style-name="P6">AA Flak Cannon Emplacement</text:p>
            <text:p text:style-name="P47">Whirlwind AA Site</text:p>
            <text:p text:style-name="P6">Hellstorm Emplacement</text:p>
            <text:p text:style-name="P47">Scourge Missile Tower</text:p>
            <text:p text:style-name="P6">Howitzer Emplacement</text:p>
          </table:table-cell>
          <table:table-cell table:style-name="Table6.C2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18" office:value-type="string">
            <text:p text:style-name="P6">Mortar Pit</text:p>
            <text:p text:style-name="P47">Assault Cannon Hardpoint</text:p>
            <text:p text:style-name="P6">Rail Gun Hardpoint</text:p>
            <text:p text:style-name="P47">Inferno Bunker</text:p>
            <text:p text:style-name="P6">Vindicator SAM Site</text:p>
          </table:table-cell>
          <table:table-cell table:style-name="Table6.E18" office:value-type="string">
            <text:p text:style-name="P8">Assault Gun Hardpoint</text:p>
            <text:p text:style-name="P47">Pulse Laser Hardpoint</text:p>
            <text:p text:style-name="P8">Sunburst AA Site</text:p>
            <text:p text:style-name="P47">Avenger SAM Site</text:p>
            <text:p text:style-name="P8">Ground Shaker Emplacement</text:p>
          </table:table-cell>
        </table:table-row>
        <table:table-row>
          <table:table-cell table:style-name="Table6.A19" table:number-columns-spanned="2" office:value-type="string">
            <text:p text:style-name="P34"><text:span text:style-name="T12">r</text:span>19</text:p>
          </table:table-cell>
          <table:covered-table-cell/>
          <table:table-cell table:style-name="Table6.C2" office:value-type="string">
            <text:p text:style-name="P18"/>
          </table:table-cell>
          <table:table-cell table:style-name="Table6.D19" table:number-columns-spanned="2" office:value-type="string">
            <text:p text:style-name="P34"><text:span text:style-name="T12">r</text:span>20</text:p>
          </table:table-cell>
          <table:covered-table-cell/>
        </table:table-row>
        <table:table-row>
          <table:table-cell table:style-name="Table6.A20" office:value-type="string">
            <text:p text:style-name="P5">Mini-Rocket Battery</text:p>
            <text:p text:style-name="P47">Bombard Pit</text:p>
            <text:p text:style-name="P5">Tank Killer Emplacement</text:p>
            <text:p text:style-name="P47">Pulse Laser Tower</text:p>
            <text:p text:style-name="P5">Gauss Cannon Emplacemen<text:span text:style-name="T4">t</text:span></text:p>
          </table:table-cell>
          <table:table-cell table:style-name="Table6.B20" office:value-type="string">
            <text:p text:style-name="P6">Rotary MG Bunker</text:p>
            <text:p text:style-name="P47">Ripple Rocket Battery</text:p>
            <text:p text:style-name="P6">Hyper Velocity Cannon Emplacement</text:p>
            <text:p text:style-name="P47">Rail Gun Emplacement</text:p>
            <text:p text:style-name="P6">Seraph Missile Battery</text:p>
          </table:table-cell>
          <table:table-cell table:style-name="Table6.C20" office:value-type="string">
            <text:p text:style-name="P39">A</text:p>
            <text:p text:style-name="P39">B</text:p>
            <text:p text:style-name="P39">C</text:p>
            <text:p text:style-name="P39">D</text:p>
            <text:p text:style-name="P39">E</text:p>
          </table:table-cell>
          <table:table-cell table:style-name="Table6.D20" office:value-type="string">
            <text:p text:style-name="P6">Archangel Missile Battery</text:p>
            <text:p text:style-name="P47">Hyper Velocity Cannon Hardpoint</text:p>
            <text:p text:style-name="P6">Supercrete</text:p>
            <text:p text:style-name="P47">Supercrete Mk3</text:p>
            <text:p text:style-name="P6">Plascrete Mk2</text:p>
          </table:table-cell>
          <table:table-cell table:style-name="Table6.E20" office:value-type="string">
            <text:p text:style-name="P8">Tank Killer Hardpoint</text:p>
            <text:p text:style-name="P47">Scourge Missile Hardpoint</text:p>
            <text:p text:style-name="P8">Supercrete Mk2</text:p>
            <text:p text:style-name="P47">Plascrete</text:p>
            <text:p text:style-name="P8">Plascrete Mk3</text:p>
          </table:table-cell>
        </table:table-row>
        <table:table-row table:style-name="Table6.21">
          <table:table-cell table:style-name="Table6.A21" office:value-type="string">
            <text:p text:style-name="P82"><text:span text:style-name="T1">Missing </text:span><text:span text:style-name="T2">research </text:span><text:span text:style-name="T1">: </text:span>Avenger SAM.</text:p>
          </table:table-cell>
          <table:table-cell table:style-name="Table6.B21" office:value-type="string">
            <text:p text:style-name="Standard"/>
          </table:table-cell>
          <table:table-cell table:style-name="Table6.C21" office:value-type="string">
            <text:p text:style-name="Standard"/>
          </table:table-cell>
          <table:table-cell table:style-name="Table6.D21" office:value-type="string">
            <text:p text:style-name="Standard"/>
          </table:table-cell>
          <table:table-cell table:style-name="Table6.E21" office:value-type="string">
            <text:p text:style-name="Standard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7">FIX TOOLTIPS (marked on <text:span text:style-name="T13">the next</text:span> page)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2"><text:span text:style-name="T1">1.</text:span> Capitalize word Gel<text:span text:style-name="T1">: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CURRENT</text:p>
          </table:table-cell>
          <table:table-cell table:style-name="Table1.A1" office:value-type="string">
            <text:p text:style-name="P14"/>
          </table:table-cell>
          <table:table-cell table:style-name="Table1.C3" office:value-type="string">
            <text:p text:style-name="P11">PROPOSED</text:p>
          </table:table-cell>
        </table:table-row>
        <table:table-row>
          <table:table-cell table:style-name="Table1.A4" office:value-type="string">
            <text:p text:style-name="P13">Superhot Plasmite <text:span text:style-name="T1">gel</text:span></text:p>
            <text:p text:style-name="P13">Superhot Plasmite <text:span text:style-name="T1">gel</text:span> Mk2</text:p>
            <text:p text:style-name="P13">Superhot Plasmite <text:span text:style-name="T1">gel</text:span> Mk3</text:p>
          </table:table-cell>
          <table:table-cell table:style-name="Table1.B4" office:value-type="string">
            <text:p text:style-name="P61">Ü</text:p>
            <text:p text:style-name="P61">Ü</text:p>
            <text:p text:style-name="P61">Ü</text:p>
          </table:table-cell>
          <table:table-cell table:style-name="Table1.C4" office:value-type="string">
            <text:p text:style-name="P62">Superhot Plasmite <text:span text:style-name="T1">Gel</text:span></text:p>
            <text:p text:style-name="P62">Superhot Plasmite <text:span text:style-name="T1">Gel</text:span> Mk2</text:p>
            <text:p text:style-name="P62">Superhot Plasmite <text:span text:style-name="T1">Gel</text:span> Mk<text:span text:style-name="T5">3</text:span></text:p>
          </table:table-cell>
        </table:table-row>
        <table:table-row>
          <table:table-cell table:style-name="Table1.A2" table:number-columns-spanned="3" office:value-type="string">
            <text:p text:style-name="P12"><text:span text:style-name="T1">2.</text:span> Replace Vapor (American English spelling) with Vapour (British spelling)<text:span text:style-name="T1">: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">CURRENT</text:p>
          </table:table-cell>
          <table:table-cell table:style-name="Table1.A1" office:value-type="string">
            <text:p text:style-name="P65"/>
          </table:table-cell>
          <table:table-cell table:style-name="Table1.C3" office:value-type="string">
            <text:p text:style-name="P63">PROPOSED</text:p>
          </table:table-cell>
        </table:table-row>
        <table:table-row>
          <table:table-cell table:style-name="Table1.A7" office:value-type="string">
            <text:p text:style-name="P64"><text:span text:style-name="T1">Vapor</text:span> Turbine Generator Mk2</text:p>
            <text:p text:style-name="P64"><text:span text:style-name="T1">Vapor</text:span> Turbine Generator Mk3</text:p>
          </table:table-cell>
          <table:table-cell table:style-name="Table1.B7" office:value-type="string">
            <text:p text:style-name="P61">Ü</text:p>
            <text:p text:style-name="P61">Ü</text:p>
          </table:table-cell>
          <table:table-cell table:style-name="Table1.C7" office:value-type="string">
            <text:p text:style-name="P64"><text:span text:style-name="T1">Vapour</text:span> Turbine Generator Mk2</text:p>
            <text:p text:style-name="P64"><text:span text:style-name="T1">Vapour</text:span> Turbine Generator Mk3</text:p>
          </table:table-cell>
        </table:table-row>
      </table:table>
      <text:p text:style-name="P73"/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71"/>
          </table:table-cell>
          <table:table-cell table:style-name="Table2.A1" office:value-type="string">
            <text:p text:style-name="P68">Warzone 2100 - Menu Items</text:p>
          </table:table-cell>
          <table:table-cell table:style-name="Table2.C1" office:value-type="string">
            <text:p text:style-name="P66">Page 2 <text:span text:style-name="T11">of</text:span> <text:span text:style-name="T16">3</text:span></text:p>
          </table:table-cell>
        </table:table-row>
        <table:table-row>
          <table:table-cell table:style-name="Table2.A2" table:number-columns-spanned="3" office:value-type="string">
            <text:p text:style-name="P76">RESEARCHES <text:span text:style-name="T9">2 - 2 </text:span><text:span text:style-name="T7">:</text:span></text:p>
          </table:table-cell>
          <table:covered-table-cell/>
          <table:covered-table-cell/>
        </table:table-row>
      </table:table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E"/>
        <table:table-row>
          <table:table-cell table:style-name="Table8.A1" table:number-columns-spanned="2" office:value-type="string">
            <text:p text:style-name="P36"><text:span text:style-name="T12">r</text:span>21</text:p>
          </table:table-cell>
          <table:covered-table-cell/>
          <table:table-cell table:style-name="Table8.C1" office:value-type="string">
            <text:p text:style-name="P10"/>
          </table:table-cell>
          <table:table-cell table:style-name="Table8.A1" table:number-columns-spanned="2" office:value-type="string">
            <text:p text:style-name="P36"><text:span text:style-name="T12">r</text:span>22</text:p>
          </table:table-cell>
          <table:covered-table-cell/>
        </table:table-row>
        <table:table-row>
          <table:table-cell table:style-name="Table8.A2" office:value-type="string">
            <text:p text:style-name="P1">Thermal Armour</text:p>
            <text:p text:style-name="Item">Cluster Bomb Bay</text:p>
            <text:p text:style-name="P1">HEAP Mortar Shells</text:p>
            <text:p text:style-name="Item">Mortar Fast Loader</text:p>
            <text:p text:style-name="P1">APDSB MG Bullets Mk3</text:p>
          </table:table-cell>
          <table:table-cell table:style-name="Table8.B2" office:value-type="string">
            <text:p text:style-name="P2">AA HE Flak</text:p>
            <text:p text:style-name="Item">Superhot Flamer Gel</text:p>
            <text:p text:style-name="P2">HE Rockets</text:p>
            <text:p text:style-name="Item">Mortar Targeting Computer</text:p>
            <text:p text:style-name="P2">Dedicated Synaptic Link Data Analysis</text:p>
          </table:table-cell>
          <table:table-cell table:style-name="Table8.C2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2" office:value-type="string">
            <text:p text:style-name="P3">Turbo-Charged Engine</text:p>
            <text:p text:style-name="Item">AA HE Flak Mk2</text:p>
            <text:p text:style-name="P3">Phosphor Bomb Bay</text:p>
            <text:p text:style-name="Item">Target Acquisition Artillery Shells</text:p>
            <text:p text:style-name="P3">HEAP Mortar Shells Mk2</text:p>
          </table:table-cell>
          <table:table-cell table:style-name="Table8.E2" office:value-type="string">
            <text:p text:style-name="P3">Thermal Armour Mk2</text:p>
            <text:p text:style-name="Item">AA Ammunition Hopper</text:p>
            <text:p text:style-name="P3">Superhot Flamer Gel Mk2</text:p>
            <text:p text:style-name="Item">HE Howitzer Shells</text:p>
            <text:p text:style-name="P3">HE Rockets Mk2</text:p>
          </table:table-cell>
        </table:table-row>
        <table:table-row>
          <table:table-cell table:style-name="Table8.A19" table:number-columns-spanned="2" office:value-type="string">
            <text:p text:style-name="P36"><text:span text:style-name="T12">r</text:span>23</text:p>
          </table:table-cell>
          <table:covered-table-cell/>
          <table:table-cell table:style-name="Table8.C2" office:value-type="string">
            <text:p text:style-name="P19"/>
          </table:table-cell>
          <table:table-cell table:style-name="Table8.D19" table:number-columns-spanned="2" office:value-type="string">
            <text:p text:style-name="P36"><text:span text:style-name="T12">r</text:span>24</text:p>
          </table:table-cell>
          <table:covered-table-cell/>
        </table:table-row>
        <table:table-row>
          <table:table-cell table:style-name="Table8.A4" office:value-type="string">
            <text:p text:style-name="P1">Turbo-Charged Engine Mk2</text:p>
            <text:p text:style-name="Item">AA HE Flak Mk3</text:p>
            <text:p text:style-name="P1">Thermite Bomb Bay</text:p>
            <text:p text:style-name="Item">Target Acquisition Artillery Shells Mk2</text:p>
            <text:p text:style-name="P1">HEAP Mortar Shells Mk3</text:p>
          </table:table-cell>
          <table:table-cell table:style-name="Table8.B4" office:value-type="string">
            <text:p text:style-name="P2">Thermal Armour Mk3</text:p>
            <text:p text:style-name="Item">AA Ammunition Hopper Mk2</text:p>
            <text:p text:style-name="P2">Superhot Flamer Gel Mk3</text:p>
            <text:p text:style-name="Item">HE Howitzer Shells Mk2</text:p>
            <text:p text:style-name="P2">Rocket Autoloader</text:p>
          </table:table-cell>
          <table:table-cell table:style-name="Table8.C2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4" office:value-type="string">
            <text:p text:style-name="P3">Turbo-Charged Engine Mk3</text:p>
            <text:p text:style-name="Item">AA HEAP Flak</text:p>
            <text:p text:style-name="P3">Target Prediction Artillery Shells</text:p>
            <text:p text:style-name="Item">Stabilized Rockets</text:p>
            <text:p text:style-name="P3">HE Bomb Shells</text:p>
          </table:table-cell>
          <table:table-cell table:style-name="Table8.E4" office:value-type="string">
            <text:p text:style-name="P3">High Intensity Thermal Armour</text:p>
            <text:p text:style-name="Item">AA Ammunition Hopper Mk3</text:p>
            <text:p text:style-name="P3">H<text:span text:style-name="T6">E</text:span> Howitzer Shells Mk3</text:p>
            <text:p text:style-name="Item">HE Rockets Mk3</text:p>
            <text:p text:style-name="P3">Thermal Imaging Morta<text:span text:style-name="T14">r</text:span> Shells</text:p>
          </table:table-cell>
        </table:table-row>
        <table:table-row>
          <table:table-cell table:style-name="Table8.A19" table:number-columns-spanned="2" office:value-type="string">
            <text:p text:style-name="P36"><text:span text:style-name="T12">r</text:span>25</text:p>
          </table:table-cell>
          <table:covered-table-cell/>
          <table:table-cell table:style-name="Table8.C2" office:value-type="string">
            <text:p text:style-name="P19"/>
          </table:table-cell>
          <table:table-cell table:style-name="Table8.D19" table:number-columns-spanned="2" office:value-type="string">
            <text:p text:style-name="P36"><text:span text:style-name="T12">r</text:span>26</text:p>
          </table:table-cell>
          <table:covered-table-cell/>
        </table:table-row>
        <table:table-row>
          <table:table-cell table:style-name="Table8.A6" office:value-type="string">
            <text:p text:style-name="P1">High Intensity Thermal Armour Mk2</text:p>
            <text:p text:style-name="Item">AA Chainfeed Loader</text:p>
            <text:p text:style-name="P1">HEAP Howitzer Shells</text:p>
            <text:p text:style-name="Item">HEAT Rocket Warhead</text:p>
            <text:p text:style-name="P1">Howitzer Autoloader</text:p>
          </table:table-cell>
          <table:table-cell table:style-name="Table8.B6" office:value-type="string">
            <text:p text:style-name="P2">AA HEAP Flak Mk2</text:p>
            <text:p text:style-name="Item">HEAP Bomb Bay</text:p>
            <text:p text:style-name="P2">Rocket Autoloader Mk2</text:p>
            <text:p text:style-name="Item">Improved Bomb Warhead</text:p>
            <text:p text:style-name="P2">Tungsten-Tipped MG Bullets</text:p>
          </table:table-cell>
          <table:table-cell table:style-name="Table8.C2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6" office:value-type="string">
            <text:p text:style-name="P3">High Intensity Thermal Armour Mk3</text:p>
            <text:p text:style-name="Item">AA Chainfeed Loader Mk2</text:p>
            <text:p text:style-name="P3">Rocket Autoloader Mk3</text:p>
            <text:p text:style-name="Item">HEAT Rocket Warhead Mk2</text:p>
            <text:p text:style-name="P3">Howitzer Autoloader Mk2</text:p>
          </table:table-cell>
          <table:table-cell table:style-name="Table8.E6" office:value-type="string">
            <text:p text:style-name="P3">AA HEAP Flak Mk3</text:p>
            <text:p text:style-name="Item">HEAP Howitzer Shells Mk2</text:p>
            <text:p text:style-name="P3">Improved Rocket Wire Guidance</text:p>
            <text:p text:style-name="Item">Advanced Bomb Warhead</text:p>
            <text:p text:style-name="P3">Tungsten-Tipped MG Bullets Mk2</text:p>
          </table:table-cell>
        </table:table-row>
        <table:table-row>
          <table:table-cell table:style-name="Table8.A19" table:number-columns-spanned="2" office:value-type="string">
            <text:p text:style-name="P36"><text:span text:style-name="T12">r</text:span>27</text:p>
          </table:table-cell>
          <table:covered-table-cell/>
          <table:table-cell table:style-name="Table8.C2" office:value-type="string">
            <text:p text:style-name="P19"/>
          </table:table-cell>
          <table:table-cell table:style-name="Table8.D19" table:number-columns-spanned="2" office:value-type="string">
            <text:p text:style-name="P36"><text:span text:style-name="T12">r</text:span>28</text:p>
          </table:table-cell>
          <table:covered-table-cell/>
        </table:table-row>
        <table:table-row>
          <table:table-cell table:style-name="Table8.A8" office:value-type="string">
            <text:p text:style-name="P1">AA Chainfeed Loader Mk3</text:p>
            <text:p text:style-name="Item">HEAT Rocket Warhead Mk3</text:p>
            <text:p text:style-name="P1">Howitzer Autoloader Mk3</text:p>
            <text:p text:style-name="Item">Dedicated Synaptic Link Data Analysis Mk2</text:p>
            <text:p text:style-name="P1">Gas Turbine Generator</text:p>
          </table:table-cell>
          <table:table-cell table:style-name="Table8.B8" office:value-type="string">
            <text:p text:style-name="P2">HEAP Howitzer Shells Mk3</text:p>
            <text:p text:style-name="Item">Rocket Laser Designator</text:p>
            <text:p text:style-name="P2">Tungsten-Tipped MG Bullets Mk3</text:p>
            <text:p text:style-name="Item">Command Turret II</text:p>
            <text:p text:style-name="P2">Robotic Repair Facility</text:p>
          </table:table-cell>
          <table:table-cell table:style-name="Table8.C2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8" office:value-type="string">
            <text:p text:style-name="P3">HESH Rocket Warhead</text:p>
            <text:p text:style-name="Item">Howitzer Fast Loader</text:p>
            <text:p text:style-name="P3">Dedicated Synaptic Link Data Analysis Mk3</text:p>
            <text:p text:style-name="Item">Gas Turbine Generator Mk2</text:p>
            <text:p text:style-name="P3">CB Tower</text:p>
          </table:table-cell>
          <table:table-cell table:style-name="Table8.E8" office:value-type="string">
            <text:p text:style-name="P3">Thermal Imaging Rockets</text:p>
            <text:p text:style-name="Item">Twin Assault Cannon</text:p>
            <text:p text:style-name="P3">Command Turret III</text:p>
            <text:p text:style-name="Item">Improved Engineering</text:p>
            <text:p text:style-name="P3">VTOL Strike Tower</text:p>
          </table:table-cell>
        </table:table-row>
        <table:table-row>
          <table:table-cell table:style-name="Table8.A19" table:number-columns-spanned="2" office:value-type="string">
            <text:p text:style-name="P36"><text:span text:style-name="T12">r</text:span>29</text:p>
          </table:table-cell>
          <table:covered-table-cell/>
          <table:table-cell table:style-name="Table8.C2" office:value-type="string">
            <text:p text:style-name="P19"/>
          </table:table-cell>
          <table:table-cell table:style-name="Table8.D19" table:number-columns-spanned="2" office:value-type="string">
            <text:p text:style-name="P36"><text:span text:style-name="T12">r</text:span>30</text:p>
          </table:table-cell>
          <table:covered-table-cell/>
        </table:table-row>
        <table:table-row>
          <table:table-cell table:style-name="Table8.A10" office:value-type="string">
            <text:p text:style-name="P1">AA Thermal Imaging Sensor</text:p>
            <text:p text:style-name="Item">Plasma Cannon</text:p>
            <text:p text:style-name="P1">Gas Turbine Generator Mk3</text:p>
            <text:p text:style-name="Item">VTOL Strike Turret</text:p>
            <text:p text:style-name="P1">Radar Detector</text:p>
          </table:table-cell>
          <table:table-cell table:style-name="Table8.B10" office:value-type="string">
            <text:p text:style-name="P2">HESH Rocket Warhead Mk2</text:p>
            <text:p text:style-name="Item">Neural Synapse Research Brain</text:p>
            <text:p text:style-name="P2">CB Turret</text:p>
            <text:p text:style-name="Item">Sensor Upgrade Mk2</text:p>
            <text:p text:style-name="P2">Automated VTOL Rearming</text:p>
          </table:table-cell>
          <table:table-cell table:style-name="Table8.C2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10" office:value-type="string">
            <text:p text:style-name="P3">Gas Turbine Engine</text:p>
            <text:p text:style-name="Item">Improved Laser Focusing</text:p>
            <text:p text:style-name="P3">Hardened Rail Dart</text:p>
            <text:p text:style-name="Item">Seraph Missile Array</text:p>
            <text:p text:style-name="P3">Twin Assault Gun</text:p>
          </table:table-cell>
          <table:table-cell table:style-name="Table8.E10" office:value-type="string">
            <text:p text:style-name="P3">AA Target Acquisition Shells</text:p>
            <text:p text:style-name="Item">Advanced Missile Allocation System</text:p>
            <text:p text:style-name="P3">HESH Rocket Warhead Mk3</text:p>
            <text:p text:style-name="P46">Superhot Plasmite <text:span text:style-name="T1">Gel</text:span></text:p>
            <text:p text:style-name="P3">Plasmite Bomb</text:p>
          </table:table-cell>
        </table:table-row>
        <table:table-row>
          <table:table-cell table:style-name="Table8.A19" table:number-columns-spanned="2" office:value-type="string">
            <text:p text:style-name="P36"><text:span text:style-name="T12">r</text:span>31</text:p>
          </table:table-cell>
          <table:covered-table-cell/>
          <table:table-cell table:style-name="Table8.C2" office:value-type="string">
            <text:p text:style-name="P19"/>
          </table:table-cell>
          <table:table-cell table:style-name="Table8.D19" table:number-columns-spanned="2" office:value-type="string">
            <text:p text:style-name="P36"><text:span text:style-name="T12">r</text:span>32</text:p>
          </table:table-cell>
          <table:covered-table-cell/>
        </table:table-row>
        <table:table-row>
          <table:table-cell table:style-name="Table8.A12" office:value-type="string">
            <text:p text:style-name="P1">Gas Turbine Engine Mk2</text:p>
            <text:p text:style-name="Item">Hi-Energy Laser Emitter</text:p>
            <text:p text:style-name="P1">Advanced Missile Allocation System Mk2</text:p>
            <text:p text:style-name="Item">Hardened Rail Dart Mk2</text:p>
            <text:p text:style-name="P1">Depleted Uranium MG Bullets</text:p>
          </table:table-cell>
          <table:table-cell table:style-name="Table8.B12" office:value-type="string">
            <text:p text:style-name="P2">AA Target Prediction Computer</text:p>
            <text:p text:style-name="Item">Advanced Missile Warhead</text:p>
            <text:p text:style-name="P2">Rail Target Prediction Computer</text:p>
            <text:p text:style-name="P46">Superhot Plasmite <text:span text:style-name="T1">Gel</text:span> Mk2</text:p>
            <text:p text:style-name="P2">Neural Synapse Research Brain Mk2</text:p>
          </table:table-cell>
          <table:table-cell table:style-name="Table8.C2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12" office:value-type="string">
            <text:p text:style-name="P3">Gas Turbine Engine Mk3</text:p>
            <text:p text:style-name="Item">Thermopole Energiser</text:p>
            <text:p text:style-name="P3">Advanced Missile Warhead Mk2</text:p>
            <text:p text:style-name="Item">Hardened Rail Dart Mk3</text:p>
            <text:p text:style-name="P3">Target Acquisition Mortar Shells</text:p>
          </table:table-cell>
          <table:table-cell table:style-name="Table8.E12" office:value-type="string">
            <text:p text:style-name="P3">Hi-Energy Laser Emitter Mk2</text:p>
            <text:p text:style-name="Item">Target Prediction Missiles</text:p>
            <text:p text:style-name="P3">Advanced Missile Allocation System Mk3</text:p>
            <text:p text:style-name="Item">Rail Gun ROF</text:p>
            <text:p text:style-name="P3">Heavy Laser</text:p>
          </table:table-cell>
        </table:table-row>
        <table:table-row>
          <table:table-cell table:style-name="Table8.A19" table:number-columns-spanned="2" office:value-type="string">
            <text:p text:style-name="P36"><text:span text:style-name="T12">r</text:span>33</text:p>
          </table:table-cell>
          <table:covered-table-cell/>
          <table:table-cell table:style-name="Table8.C2" office:value-type="string">
            <text:p text:style-name="P19"/>
          </table:table-cell>
          <table:table-cell table:style-name="Table8.D19" table:number-columns-spanned="2" office:value-type="string">
            <text:p text:style-name="P36"><text:span text:style-name="T12">r</text:span>34</text:p>
          </table:table-cell>
          <table:covered-table-cell/>
        </table:table-row>
        <table:table-row>
          <table:table-cell table:style-name="Table8.A14" office:value-type="string">
            <text:p text:style-name="P1">Heavy Body - Wyvern</text:p>
            <text:p text:style-name="Item">Thermopole Energiser Mk2</text:p>
            <text:p text:style-name="P1">Advanced Missile Warhead Mk3</text:p>
            <text:p text:style-name="Item">Archangel Missile</text:p>
            <text:p text:style-name="P1">Stormbringer AA Laser</text:p>
          </table:table-cell>
          <table:table-cell table:style-name="Table8.B14" office:value-type="string">
            <text:p text:style-name="P2">Hi-Energy Laser Emitter Mk3</text:p>
            <text:p text:style-name="Item">Search &amp; Destroy Missiles</text:p>
            <text:p text:style-name="P2">Rail Gun ROF Mk2</text:p>
            <text:p text:style-name="P46">Superhot Plasmite <text:span text:style-name="T1">Gel</text:span> Mk3</text:p>
            <text:p text:style-name="P2">Neural Synapse Research Brain Mk3</text:p>
          </table:table-cell>
          <table:table-cell table:style-name="Table8.C2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14" office:value-type="string">
            <text:p text:style-name="P3">Multi Turret Body - Dragon</text:p>
            <text:p text:style-name="Item">Rail Gun ROF Mk3</text:p>
            <text:p text:style-name="P3">Auto-Repair</text:p>
            <text:p text:style-name="Item">Vapour Turbine Generator</text:p>
            <text:p text:style-name="P3">VTOL CB Tower</text:p>
          </table:table-cell>
          <table:table-cell table:style-name="Table8.E14" office:value-type="string">
            <text:p text:style-name="P3">Thermopole Energiser Mk3</text:p>
            <text:p text:style-name="Item">Vindicator SAM</text:p>
            <text:p text:style-name="P3">Command Turret IV</text:p>
            <text:p text:style-name="Item">Advanced Engineering</text:p>
            <text:p text:style-name="P3">Sensor Upgrade Mk3</text:p>
          </table:table-cell>
        </table:table-row>
        <table:table-row>
          <table:table-cell table:style-name="Table8.A19" table:number-columns-spanned="2" office:value-type="string">
            <text:p text:style-name="P36"><text:span text:style-name="T12">r</text:span>35</text:p>
          </table:table-cell>
          <table:covered-table-cell/>
          <table:table-cell table:style-name="Table8.C2" office:value-type="string">
            <text:p text:style-name="P19"/>
          </table:table-cell>
          <table:table-cell table:style-name="Table8.D19" table:number-columns-spanned="2" office:value-type="string">
            <text:p text:style-name="P36"><text:span text:style-name="T12">r</text:span>36</text:p>
          </table:table-cell>
          <table:covered-table-cell/>
        </table:table-row>
        <table:table-row>
          <table:table-cell table:style-name="Table8.A16" office:value-type="string">
            <text:p text:style-name="P1">Laser Satellite Command Post</text:p>
            <text:p text:style-name="Item">EMP Cannon</text:p>
            <text:p text:style-name="P1">Nexus Resistance Circuits</text:p>
            <text:p text:style-name="P45"><text:span text:style-name="T1">Vapour</text:span> Turbine Generator Mk3</text:p>
            <text:p text:style-name="P1">Advanced Repair Facility </text:p>
          </table:table-cell>
          <table:table-cell table:style-name="Table8.B16" office:value-type="string">
            <text:p text:style-name="P2">EMP Mortar</text:p>
            <text:p text:style-name="Item">EMP Missile Launcher</text:p>
            <text:p text:style-name="P4"><text:span text:style-name="T1">Vapour</text:span> Turbine Generator Mk2</text:p>
            <text:p text:style-name="Item">Whirlwind Hardpoint</text:p>
            <text:p text:style-name="P2">VTOL CB Turret</text:p>
          </table:table-cell>
          <table:table-cell table:style-name="Table8.C2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16" office:value-type="string">
            <text:p text:style-name="P3">Wide Spectrum Sensor Tower</text:p>
            <text:p text:style-name="Item">Nexus Link Tower</text:p>
            <text:p text:style-name="P3">Automated VTOL Rearming Mk2</text:p>
            <text:p text:style-name="Item">Robotic VTOL Rearming</text:p>
            <text:p text:style-name="P3">Robotic VTOL Rearming Mk3</text:p>
          </table:table-cell>
          <table:table-cell table:style-name="Table8.E16" office:value-type="string">
            <text:p text:style-name="P3">Satellite Uplink Centre</text:p>
            <text:p text:style-name="Item">Wide Spectrum Sensor</text:p>
            <text:p text:style-name="P3">Automated VTOL Rearming Mk3</text:p>
            <text:p text:style-name="Item">Robotic VTOL Rearming Mk2</text:p>
            <text:p text:style-name="P3">Hardened Base Structure Materials</text:p>
          </table:table-cell>
        </table:table-row>
        <table:table-row>
          <table:table-cell table:style-name="Table8.A19" table:number-columns-spanned="2" office:value-type="string">
            <text:p text:style-name="P36"><text:span text:style-name="T12">r</text:span>37</text:p>
          </table:table-cell>
          <table:covered-table-cell/>
          <table:table-cell table:style-name="Table8.C2" office:value-type="string">
            <text:p text:style-name="P19"/>
          </table:table-cell>
          <table:table-cell table:style-name="Table8.D19" table:number-columns-spanned="2" office:value-type="string">
            <text:p text:style-name="P36"><text:span text:style-name="T12">r</text:span>38</text:p>
          </table:table-cell>
          <table:covered-table-cell/>
        </table:table-row>
        <table:table-row>
          <table:table-cell table:style-name="Table8.A18" office:value-type="string">
            <text:p text:style-name="P1">Hardened Base Structure Materials Mk2</text:p>
            <text:p text:style-name="Item">Advanced Base Structure Materials</text:p>
            <text:p text:style-name="P1">Advanced Base Structure Materials Mk3</text:p>
            <text:p text:style-name="Item">Self-Replicating Manufacturing</text:p>
            <text:p text:style-name="P1">Avenger Hardpoint</text:p>
          </table:table-cell>
          <table:table-cell table:style-name="Table8.B18" office:value-type="string">
            <text:p text:style-name="P2">Hardened Base Structure Materials Mk3</text:p>
            <text:p text:style-name="Item">Advanced Base Structure Materials Mk2</text:p>
            <text:p text:style-name="P2">Advanced Manufacturing</text:p>
            <text:p text:style-name="Item">AA Flak Cannon Hardpoint</text:p>
            <text:p text:style-name="P2">Twin Assault Gun Hardpoint</text:p>
          </table:table-cell>
          <table:table-cell table:style-name="Table8.C2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18" office:value-type="string">
            <text:p text:style-name="P3">Super HPV Cyborg</text:p>
            <text:p text:style-name="Item">Cyborg Thermal Armour Mk2</text:p>
            <text:p text:style-name="P3">Cyborg High Intensity Thermal Armour</text:p>
            <text:p text:style-name="Item">Cyborg High Intensity Thermal Armour Mk3</text:p>
            <text:p text:style-name="P3">Super Auto-Cannon Cyborg</text:p>
          </table:table-cell>
          <table:table-cell table:style-name="Table8.E18" office:value-type="string">
            <text:p text:style-name="P3">Cyborg Thermal Armour</text:p>
            <text:p text:style-name="Item">Cyborg Thermal Armour Mk3</text:p>
            <text:p text:style-name="P3">Cyborg High Intensity Thermal Armour Mk2</text:p>
            <text:p text:style-name="Item">Cyborg Heavy-Gunner</text:p>
            <text:p text:style-name="P3">Super Tank-Killer Cyborg</text:p>
          </table:table-cell>
        </table:table-row>
        <table:table-row>
          <table:table-cell table:style-name="Table8.A19" table:number-columns-spanned="2" office:value-type="string">
            <text:p text:style-name="P36"><text:span text:style-name="T12">r</text:span>39</text:p>
          </table:table-cell>
          <table:covered-table-cell/>
          <table:table-cell table:style-name="Table8.C2" office:value-type="string">
            <text:p text:style-name="P19"/>
          </table:table-cell>
          <table:table-cell table:style-name="Table8.D19" table:number-columns-spanned="2" office:value-type="string">
            <text:p text:style-name="P36"><text:span text:style-name="T12">r</text:span>40</text:p>
          </table:table-cell>
          <table:covered-table-cell/>
        </table:table-row>
        <table:table-row>
          <table:table-cell table:style-name="Table8.A20" office:value-type="string">
            <text:p text:style-name="P1">Super Pulse Laser Cyborg</text:p>
            <text:p text:style-name="Item">Super Scourge Cyborg</text:p>
            <text:p text:style-name="P1">Gauss Cannon Hardpoint</text:p>
            <text:p text:style-name="Item">Cannon Fortress</text:p>
            <text:p text:style-name="P1">Heavy Laser Emplacement</text:p>
          </table:table-cell>
          <table:table-cell table:style-name="Table8.B20" office:value-type="string">
            <text:p text:style-name="P2">Super Rail-Gunner</text:p>
            <text:p text:style-name="Item">Vindicator Hardpoint</text:p>
            <text:p text:style-name="P2">Mass Driver Fortress</text:p>
            <text:p text:style-name="Item">Twin Assault Cannon Bunker</text:p>
            <text:p text:style-name="P2">Plasma Cannon Emplacement</text:p>
          </table:table-cell>
          <table:table-cell table:style-name="Table8.C20" office:value-type="string">
            <text:p text:style-name="P40">A</text:p>
            <text:p text:style-name="P40">B</text:p>
            <text:p text:style-name="P40">C</text:p>
            <text:p text:style-name="P40">D</text:p>
            <text:p text:style-name="P40">E</text:p>
          </table:table-cell>
          <table:table-cell table:style-name="Table8.D20" office:value-type="string">
            <text:p text:style-name="P3">EMP Cannon Tower</text:p>
            <text:p text:style-name="Item">Missile Fortress</text:p>
            <text:p text:style-name="P3">Plasteel Mk2</text:p>
            <text:p text:style-name="Item">Stormbringer Emplacement</text:p>
          </table:table-cell>
          <table:table-cell table:style-name="Table8.E20" office:value-type="string">
            <text:p text:style-name="P3">Heavy Rocket Bastion</text:p>
            <text:p text:style-name="Item">Plasteel</text:p>
            <text:p text:style-name="P3">Plasteel Mk3</text:p>
            <text:p text:style-name="Item">EMP Mortar Pit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74">CYBORGS :</text:p>
          </table:table-cell>
        </table:table-row>
      </table:table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column table:style-name="Table9.E"/>
        <table:table-row>
          <table:table-cell table:style-name="Table9.A1" table:number-columns-spanned="2" office:value-type="string">
            <text:p text:style-name="P33"><text:span text:style-name="T12">c</text:span>1</text:p>
          </table:table-cell>
          <table:covered-table-cell/>
          <table:table-cell table:style-name="Table9.C1" office:value-type="string">
            <text:p text:style-name="P17"/>
          </table:table-cell>
          <table:table-cell table:style-name="Table9.A1" table:number-columns-spanned="2" office:value-type="string">
            <text:p text:style-name="P33"><text:span text:style-name="T12">c</text:span>2</text:p>
          </table:table-cell>
          <table:covered-table-cell/>
        </table:table-row>
        <table:table-row>
          <table:table-cell table:style-name="Table9.A2" office:value-type="string">
            <text:p text:style-name="P15">Machinegunner</text:p>
            <text:p text:style-name="Item">Heavy Gunner</text:p>
            <text:p text:style-name="P15">Assault Gunner</text:p>
            <text:p text:style-name="Item">Flashlight Gunner</text:p>
            <text:p text:style-name="P15">Thermite Flamer</text:p>
          </table:table-cell>
          <table:table-cell table:style-name="Table9.B2" office:value-type="string">
            <text:p text:style-name="P15">Cyborg Flamer</text:p>
            <text:p text:style-name="Item">Lancer</text:p>
            <text:p text:style-name="P15">Scourge</text:p>
            <text:p text:style-name="Item">Needle Gunner</text:p>
            <text:p text:style-name="P15">Grenadier</text:p>
          </table:table-cell>
          <table:table-cell table:style-name="Table9.C2" office:value-type="string">
            <text:p text:style-name="P38">A</text:p>
            <text:p text:style-name="P38">B</text:p>
            <text:p text:style-name="P38">C</text:p>
            <text:p text:style-name="P38">D</text:p>
            <text:p text:style-name="P38">E</text:p>
          </table:table-cell>
          <table:table-cell table:style-name="Table9.D2" office:value-type="string">
            <text:p text:style-name="P15">Combat Engineering</text:p>
            <text:p text:style-name="Item">Super Heavy-Gunner</text:p>
            <text:p text:style-name="P15">Super Tank-Killer Cyborg</text:p>
            <text:p text:style-name="Item">Super Pulse Laser Cyborg</text:p>
            <text:p text:style-name="P15">Super Scourge Cyborg</text:p>
          </table:table-cell>
          <table:table-cell table:style-name="Table9.E2" office:value-type="string">
            <text:p text:style-name="P15">Cyborg Mechanic</text:p>
            <text:p text:style-name="Item">Super Auto-Cannon Cyborg</text:p>
            <text:p text:style-name="P15">Super HPV Cyborg</text:p>
            <text:p text:style-name="Item">Super Rail-Gunn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74">VEHICLE BODIES :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E"/>
        <table:table-row>
          <table:table-cell table:style-name="Table7.A1" table:number-columns-spanned="2" office:value-type="string">
            <text:p text:style-name="P44">b1</text:p>
          </table:table-cell>
          <table:covered-table-cell/>
          <table:table-cell table:style-name="Table7.C1" office:value-type="string">
            <text:p text:style-name="P20"/>
          </table:table-cell>
          <table:table-cell table:style-name="Table7.A1" table:number-columns-spanned="2" office:value-type="string">
            <text:p text:style-name="P44">b2</text:p>
          </table:table-cell>
          <table:covered-table-cell/>
        </table:table-row>
        <table:table-row>
          <table:table-cell table:style-name="Table7.A2" office:value-type="string">
            <text:p text:style-name="P16">Tiger</text:p>
            <text:p text:style-name="P49">Retribution</text:p>
            <text:p text:style-name="P16">Cobra</text:p>
            <text:p text:style-name="P51">Retaliation</text:p>
          </table:table-cell>
          <table:table-cell table:style-name="Table7.B2" office:value-type="string">
            <text:p text:style-name="P16">Scorpion</text:p>
            <text:p text:style-name="P49">Panther</text:p>
            <text:p text:style-name="P16">Bug</text:p>
            <text:p text:style-name="P52">Leopard</text:p>
          </table:table-cell>
          <table:table-cell table:style-name="Table7.C2" office:value-type="string">
            <text:p text:style-name="P41">A</text:p>
            <text:p text:style-name="P41">B</text:p>
            <text:p text:style-name="P41">C</text:p>
            <text:p text:style-name="P41">D</text:p>
          </table:table-cell>
          <table:table-cell table:style-name="Table7.D2" office:value-type="string">
            <text:p text:style-name="P16">Viper</text:p>
            <text:p text:style-name="P49">Wyvern</text:p>
            <text:p text:style-name="P16">Python</text:p>
            <text:p text:style-name="P48"/>
          </table:table-cell>
          <table:table-cell table:style-name="Table7.E2" office:value-type="string">
            <text:p text:style-name="P16">Dragon</text:p>
            <text:p text:style-name="P49">Mantis</text:p>
            <text:p text:style-name="P16">Vengeance</text:p>
            <text:p text:style-name="P48"/>
          </table:table-cell>
        </table:table-row>
        <table:table-row>
          <table:table-cell table:style-name="Table7.A3" table:number-columns-spanned="2" office:value-type="string">
            <text:p text:style-name="P44">b3</text:p>
          </table:table-cell>
          <table:covered-table-cell/>
          <table:table-cell table:style-name="Table7.C2" office:value-type="string">
            <text:p text:style-name="P20"/>
          </table:table-cell>
          <table:table-cell table:style-name="Table7.D4" table:number-rows-spanned="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7.A4" office:value-type="string">
            <text:p text:style-name="P22">Cyborg Transport</text:p>
          </table:table-cell>
          <table:table-cell table:style-name="Table7.B4" office:value-type="string">
            <text:p text:style-name="P22">Super Transport</text:p>
          </table:table-cell>
          <table:table-cell table:style-name="Table7.C4" office:value-type="string">
            <text:p text:style-name="P41">A</text:p>
          </table:table-cell>
          <table:covered-table-cell/>
          <table:covered-table-cell/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5">VEHICLE PROPULSIONS :</text:p>
          </table:table-cell>
        </table:table-row>
      </table:table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row>
          <table:table-cell table:style-name="Table11.A1" table:number-columns-spanned="2" office:value-type="string">
            <text:p text:style-name="P44"><text:span text:style-name="T15">p</text:span>1</text:p>
          </table:table-cell>
          <table:covered-table-cell/>
          <table:table-cell table:style-name="Table11.C1" office:value-type="string">
            <text:p text:style-name="P20"/>
          </table:table-cell>
          <table:table-cell table:style-name="Table11.D2" table:number-rows-spanned="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P23">Wheels</text:p>
            <text:p text:style-name="P50">Tracks</text:p>
            <text:p text:style-name="P23">Half-tracks</text:p>
          </table:table-cell>
          <table:table-cell table:style-name="Table11.B2" office:value-type="string">
            <text:p text:style-name="P23">VTOL</text:p>
            <text:p text:style-name="P50">Hover</text:p>
            <text:p text:style-name="P23">Naval</text:p>
          </table:table-cell>
          <table:table-cell table:style-name="Table11.C2" office:value-type="string">
            <text:p text:style-name="P41">A</text:p>
            <text:p text:style-name="P41">B</text:p>
            <text:p text:style-name="P41">C</text:p>
          </table:table-cell>
          <table:covered-table-cell/>
        </table:table-row>
      </table:table>
      <table:table table:name="Table12" table:style-name="Table12">
        <table:table-column table:style-name="Table12.A" table:number-columns-repeated="3"/>
        <text:soft-page-break/>
        <table:table-row>
          <table:table-cell table:style-name="Table12.A1" office:value-type="string">
            <text:p text:style-name="P72"/>
          </table:table-cell>
          <table:table-cell table:style-name="Table12.A1" office:value-type="string">
            <text:p text:style-name="P69">Warzone 2100 - Menu Items</text:p>
          </table:table-cell>
          <table:table-cell table:style-name="Table12.C1" office:value-type="string">
            <text:p text:style-name="P67">Page 2 <text:span text:style-name="T11">of</text:span> <text:span text:style-name="T16">3</text:span></text:p>
          </table:table-cell>
        </table:table-row>
        <table:table-row>
          <table:table-cell table:style-name="Table12.A2" table:number-columns-spanned="3" office:value-type="string">
            <text:p text:style-name="P77"><text:span text:style-name="T17">BUILDINGS </text:span><text:span text:style-name="T7">:</text:span></text:p>
          </table:table-cell>
          <table:covered-table-cell/>
          <table:covered-table-cell/>
        </table:table-row>
      </table:table>
      <table:table table:name="Table13" table:style-name="Table13">
        <table:table-column table:style-name="Table13.A" table:number-columns-repeated="2"/>
        <table:table-column table:style-name="Table13.C"/>
        <table:table-column table:style-name="Table13.A"/>
        <table:table-column table:style-name="Table13.E"/>
        <table:table-row>
          <table:table-cell table:style-name="Table13.A1" table:number-columns-spanned="2" office:value-type="string">
            <text:p text:style-name="P35"><text:span text:style-name="T12">b</text:span>1</text:p>
          </table:table-cell>
          <table:covered-table-cell/>
          <table:table-cell table:style-name="Table13.C1" office:value-type="string">
            <text:p text:style-name="P24"/>
          </table:table-cell>
          <table:table-cell table:style-name="Table13.A1" table:number-columns-spanned="2" office:value-type="string">
            <text:p text:style-name="P35"><text:span text:style-name="T12">b</text:span>2</text:p>
          </table:table-cell>
          <table:covered-table-cell/>
        </table:table-row>
        <table:table-row>
          <table:table-cell table:style-name="Table13.A2" office:value-type="string">
            <text:p text:style-name="P25">Demolish Structure</text:p>
            <text:p text:style-name="P55">Scavenger Factory</text:p>
            <text:p text:style-name="P25">Scavenger Gun Tower</text:p>
            <text:p text:style-name="P55">Scavenger Horizontal Wall</text:p>
            <text:p text:style-name="P25">Scavenger Power Generator</text:p>
          </table:table-cell>
          <table:table-cell table:style-name="Table13.B2" office:value-type="string">
            <text:p text:style-name="P25">Scavenger Bunker</text:p>
            <text:p text:style-name="P55">Scavenger Flame Tower</text:p>
            <text:p text:style-name="P25">Scavenger End Tower</text:p>
            <text:p text:style-name="P55">BaBaMorta<text:span text:style-name="T20">r</text:span>Pit</text:p>
            <text:p text:style-name="P25">Scavenger Rocket Pit</text:p>
          </table:table-cell>
          <table:table-cell table:style-name="Table13.C2" office:value-type="string">
            <text:p text:style-name="P42">A</text:p>
            <text:p text:style-name="P42">B</text:p>
            <text:p text:style-name="P42">C</text:p>
            <text:p text:style-name="P42">D</text:p>
            <text:p text:style-name="P42">E</text:p>
          </table:table-cell>
          <table:table-cell table:style-name="Table13.D2" office:value-type="string">
            <text:p text:style-name="P25">Scavenger AT-Rocket Pit</text:p>
            <text:p text:style-name="P55">Collective Command Centre</text:p>
            <text:p text:style-name="P25">New Paradigm Command Centre</text:p>
            <text:p text:style-name="P55">Factory Module</text:p>
            <text:p text:style-name="P25">Hardcrete Wall</text:p>
          </table:table-cell>
          <table:table-cell table:style-name="Table13.E2" office:value-type="string">
            <text:p text:style-name="P25">Cannon Tower</text:p>
            <text:p text:style-name="P55">CommandCentreNE</text:p>
            <text:p text:style-name="P25">Cyborg Factory</text:p>
            <text:p text:style-name="P55">Hardcrete Gate</text:p>
            <text:p text:style-name="P25">Laser Satellite Command Post</text:p>
          </table:table-cell>
        </table:table-row>
        <table:table-row>
          <table:table-cell table:style-name="Table13.A15" table:number-columns-spanned="2" office:value-type="string">
            <text:p text:style-name="P35"><text:span text:style-name="T12">b</text:span>3</text:p>
          </table:table-cell>
          <table:covered-table-cell/>
          <table:table-cell table:style-name="Table13.C2" office:value-type="string">
            <text:p text:style-name="P21"/>
          </table:table-cell>
          <table:table-cell table:style-name="Table13.D13" table:number-columns-spanned="2" office:value-type="string">
            <text:p text:style-name="P35"><text:span text:style-name="T12">b</text:span>4</text:p>
          </table:table-cell>
          <table:covered-table-cell/>
        </table:table-row>
        <table:table-row>
          <table:table-cell table:style-name="Table13.A4" office:value-type="string">
            <text:p text:style-name="P25">Power Generator</text:p>
            <text:p text:style-name="P55">Repair Facility</text:p>
            <text:p text:style-name="P25">Oil Derrick</text:p>
            <text:p text:style-name="P55">Tank Traps</text:p>
            <text:p text:style-name="P25">VTOL Rearming Pad</text:p>
          </table:table-cell>
          <table:table-cell table:style-name="Table13.B4" office:value-type="string">
            <text:p text:style-name="P25">Power Module</text:p>
            <text:p text:style-name="P55">Research Module</text:p>
            <text:p text:style-name="P25">Satellite Uplink Centre</text:p>
            <text:p text:style-name="P55">VTOL Factory</text:p>
            <text:p text:style-name="P25">AA Flak Cannon Emplacement</text:p>
          </table:table-cell>
          <table:table-cell table:style-name="Table13.C2" office:value-type="string">
            <text:p text:style-name="P42">A</text:p>
            <text:p text:style-name="P42">B</text:p>
            <text:p text:style-name="P42">C</text:p>
            <text:p text:style-name="P42">D</text:p>
            <text:p text:style-name="P42">E</text:p>
          </table:table-cell>
          <table:table-cell table:style-name="Table13.D4" office:value-type="string">
            <text:p text:style-name="P25">Hurricane AA Site</text:p>
            <text:p text:style-name="P55">Sunburst AA Site</text:p>
            <text:p text:style-name="P25">CO-Tower-HVCan</text:p>
            <text:p text:style-name="P55">CO-Tower-LtATRkt</text:p>
            <text:p text:style-name="P25">CO-Tower-MK3</text:p>
          </table:table-cell>
          <table:table-cell table:style-name="Table13.E4" office:value-type="string">
            <text:p text:style-name="P25">Whirlwind AA Site</text:p>
            <text:p text:style-name="P55">CO-Tower-HvATRkt</text:p>
            <text:p text:style-name="P25">CO-Tower-HvFlame</text:p>
            <text:p text:style-name="P55">CO-Tower-MdCan</text:p>
            <text:p text:style-name="P25">CO-Tower-RotMG</text:p>
          </table:table-cell>
        </table:table-row>
        <table:table-row>
          <table:table-cell table:style-name="Table13.A15" table:number-columns-spanned="2" office:value-type="string">
            <text:p text:style-name="P35"><text:span text:style-name="T12">b</text:span>5</text:p>
          </table:table-cell>
          <table:covered-table-cell/>
          <table:table-cell table:style-name="Table13.C2" office:value-type="string">
            <text:p text:style-name="P21"/>
          </table:table-cell>
          <table:table-cell table:style-name="Table13.D13" table:number-columns-spanned="2" office:value-type="string">
            <text:p text:style-name="P35"><text:span text:style-name="T12">b</text:span>6</text:p>
          </table:table-cell>
          <table:covered-table-cell/>
        </table:table-row>
        <table:table-row>
          <table:table-cell table:style-name="Table13.A6" office:value-type="string">
            <text:p text:style-name="P25">CO-WallTower-HvCan</text:p>
            <text:p text:style-name="P55">Collective Wall</text:p>
            <text:p text:style-name="P25">Heavy Laser Emplacement</text:p>
            <text:p text:style-name="P55">Howitzer Emplacement</text:p>
            <text:p text:style-name="P25">Hyper Velocity Cannon Emplacement</text:p>
          </table:table-cell>
          <table:table-cell table:style-name="Table13.B6" office:value-type="string">
            <text:p text:style-name="P25">CO-WallTower-RotCan</text:p>
            <text:p text:style-name="P55">CoolingTower</text:p>
            <text:p text:style-name="P25">Incendiary Howitzer Emplacement</text:p>
            <text:p text:style-name="P55">Ground Shaker Emplacement</text:p>
            <text:p text:style-name="P25">Archangel Missile Emplacement</text:p>
          </table:table-cell>
          <table:table-cell table:style-name="Table13.C2" office:value-type="string">
            <text:p text:style-name="P42">A</text:p>
            <text:p text:style-name="P42">B</text:p>
            <text:p text:style-name="P42">C</text:p>
            <text:p text:style-name="P42">D</text:p>
            <text:p text:style-name="P42">E</text:p>
          </table:table-cell>
          <table:table-cell table:style-name="Table13.D6" office:value-type="string">
            <text:p text:style-name="P25">Tank Killer Emplacement</text:p>
            <text:p text:style-name="P55">EMP Mortar Pit</text:p>
            <text:p text:style-name="P25">Mortar Pit</text:p>
            <text:p text:style-name="P55">Mini-Rocket Battery</text:p>
            <text:p text:style-name="P25">Flashlight Emplacement</text:p>
          </table:table-cell>
          <table:table-cell table:style-name="Table13.E6" office:value-type="string">
            <text:p text:style-name="P25">Seraph Missile Battery</text:p>
            <text:p text:style-name="P55">Incendiary Mortar Pit</text:p>
            <text:p text:style-name="P25">Bombard Pit</text:p>
            <text:p text:style-name="P55">Plasma Cannon Emplacement</text:p>
            <text:p text:style-name="P25">Pulse Laser Emplacement</text:p>
          </table:table-cell>
        </table:table-row>
        <table:table-row>
          <table:table-cell table:style-name="Table13.A15" table:number-columns-spanned="2" office:value-type="string">
            <text:p text:style-name="P35"><text:span text:style-name="T12">b</text:span>7</text:p>
          </table:table-cell>
          <table:covered-table-cell/>
          <table:table-cell table:style-name="Table13.C2" office:value-type="string">
            <text:p text:style-name="P21"/>
          </table:table-cell>
          <table:table-cell table:style-name="Table13.D13" table:number-columns-spanned="2" office:value-type="string">
            <text:p text:style-name="P35"><text:span text:style-name="T12">b</text:span>8</text:p>
          </table:table-cell>
          <table:covered-table-cell/>
        </table:table-row>
        <table:table-row>
          <table:table-cell table:style-name="Table13.A8" office:value-type="string">
            <text:p text:style-name="P25">Railgun Emplacement</text:p>
            <text:p text:style-name="P55">Ripple Rocket Battery</text:p>
            <text:p text:style-name="P25">Pepperpot Pit</text:p>
            <text:p text:style-name="P55">Pulse Laser Tower</text:p>
            <text:p text:style-name="P25">Assault Gun Tower</text:p>
          </table:table-cell>
          <table:table-cell table:style-name="Table13.B8" office:value-type="string">
            <text:p text:style-name="P25">Gauss Cannon Emplacement</text:p>
            <text:p text:style-name="P55">Hellstorm Emplacement</text:p>
            <text:p text:style-name="P25">Scourge Missile Tower</text:p>
            <text:p text:style-name="P55">Needle Gun Tower</text:p>
            <text:p text:style-name="P25">Machinegun Guard Tower</text:p>
          </table:table-cell>
          <table:table-cell table:style-name="Table13.C2" office:value-type="string">
            <text:p text:style-name="P42">A</text:p>
            <text:p text:style-name="P42">B</text:p>
            <text:p text:style-name="P42">C</text:p>
            <text:p text:style-name="P42">D</text:p>
            <text:p text:style-name="P42">E</text:p>
          </table:table-cell>
          <table:table-cell table:style-name="Table13.D8" office:value-type="string">
            <text:p text:style-name="P25">Twin Machinegun Guard Tower</text:p>
            <text:p text:style-name="P55">Flamer Guard Tower</text:p>
            <text:p text:style-name="P25">Mini-Rocket Tower</text:p>
            <text:p text:style-name="P55">NuclearReactor</text:p>
            <text:p text:style-name="P25">Missile Silo</text:p>
          </table:table-cell>
          <table:table-cell table:style-name="Table13.E8" office:value-type="string">
            <text:p text:style-name="P25">Heavy Machinegun Tower</text:p>
            <text:p text:style-name="P55">Lancer Tower</text:p>
            <text:p text:style-name="P25">Nexus Wall</text:p>
            <text:p text:style-name="P55">Missile Silo <text:span text:style-name="T19">2</text:span></text:p>
            <text:p text:style-name="P26">NX-Emp-MedArtMiss-Pit</text:p>
          </table:table-cell>
        </table:table-row>
        <table:table-row>
          <table:table-cell table:style-name="Table13.A15" table:number-columns-spanned="2" office:value-type="string">
            <text:p text:style-name="P35"><text:span text:style-name="T12">b</text:span>9</text:p>
          </table:table-cell>
          <table:covered-table-cell/>
          <table:table-cell table:style-name="Table13.C2" office:value-type="string">
            <text:p text:style-name="P21"/>
          </table:table-cell>
          <table:table-cell table:style-name="Table13.D13" table:number-columns-spanned="2" office:value-type="string">
            <text:p text:style-name="P35"><text:span text:style-name="T12">b</text:span>10</text:p>
          </table:table-cell>
          <table:covered-table-cell/>
        </table:table-row>
        <table:table-row>
          <table:table-cell table:style-name="Table13.A10" office:value-type="string">
            <text:p text:style-name="P27">NX-Emp-MultiArtMiss-Pit</text:p>
            <text:p text:style-name="P56">NX-Tower-ATMiss</text:p>
            <text:p text:style-name="P27">NX-Tower-Rail1</text:p>
            <text:p text:style-name="P56">NX-WallTower-Rail2</text:p>
            <text:p text:style-name="P27">Stormbringer Emplacement</text:p>
          </table:table-cell>
          <table:table-cell table:style-name="Table13.B10" office:value-type="string">
            <text:p text:style-name="P27">NX-Emp-Plasma-Pit</text:p>
            <text:p text:style-name="P56">NX-Tower-PulseLas</text:p>
            <text:p text:style-name="P27">NX-WallTower-BeamLas</text:p>
            <text:p text:style-name="P56">NX-WallTower-Rail3</text:p>
            <text:p text:style-name="P27">Avenger SAM Site</text:p>
          </table:table-cell>
          <table:table-cell table:style-name="Table13.C2" office:value-type="string">
            <text:p text:style-name="P42">A</text:p>
            <text:p text:style-name="P42">B</text:p>
            <text:p text:style-name="P42">C</text:p>
            <text:p text:style-name="P42">D</text:p>
            <text:p text:style-name="P42">E</text:p>
          </table:table-cell>
          <table:table-cell table:style-name="Table13.D10" office:value-type="string">
            <text:p text:style-name="P27">Vindicator SAM Site</text:p>
            <text:p text:style-name="P56">Rotary MG Bunker</text:p>
            <text:p text:style-name="P27">Twin Machinegun Bunker</text:p>
            <text:p text:style-name="P56">Light Cannon Bunker</text:p>
            <text:p text:style-name="P27">Lancer Bunker</text:p>
          </table:table-cell>
          <table:table-cell table:style-name="Table13.E10" office:value-type="string">
            <text:p text:style-name="P27">Twin Assault Cannon Bunker</text:p>
            <text:p text:style-name="P56">Machinegun Bunker</text:p>
            <text:p text:style-name="P27">Heavy Machinegun Bunker</text:p>
            <text:p text:style-name="P56">Flamer Bunker</text:p>
            <text:p text:style-name="P27">Plasmite Flamer Bunker</text:p>
          </table:table-cell>
        </table:table-row>
        <table:table-row>
          <table:table-cell table:style-name="Table13.A15" table:number-columns-spanned="2" office:value-type="string">
            <text:p text:style-name="P35"><text:span text:style-name="T12">b</text:span>11</text:p>
          </table:table-cell>
          <table:covered-table-cell/>
          <table:table-cell table:style-name="Table13.C2" office:value-type="string">
            <text:p text:style-name="P21"/>
          </table:table-cell>
          <table:table-cell table:style-name="Table13.D13" table:number-columns-spanned="2" office:value-type="string">
            <text:p text:style-name="P35"><text:span text:style-name="T12">b</text:span>12</text:p>
          </table:table-cell>
          <table:covered-table-cell/>
        </table:table-row>
        <table:table-row>
          <table:table-cell table:style-name="Table13.A12" office:value-type="string">
            <text:p text:style-name="P27">CB Tower</text:p>
            <text:p text:style-name="P56">Sys-NX-CBTower</text:p>
            <text:p text:style-name="P27">Sys-NX-VTOL-CB-Tow</text:p>
            <text:p text:style-name="P56">Sensor Tower</text:p>
            <text:p text:style-name="P27">Wide Spectrum Sensor Tower</text:p>
          </table:table-cell>
          <table:table-cell table:style-name="Table13.B12" office:value-type="string">
            <text:p text:style-name="P27">Sys-NEXUSLinkTOW</text:p>
            <text:p text:style-name="P56">Sys-NX-SensorTower</text:p>
            <text:p text:style-name="P27">Sys-NX-VTOL-RadTower</text:p>
            <text:p text:style-name="P56">Hardened Sensor Tower</text:p>
            <text:p text:style-name="P27">Nexus Link Tower</text:p>
          </table:table-cell>
          <table:table-cell table:style-name="Table13.C2" office:value-type="string">
            <text:p text:style-name="P42">A</text:p>
            <text:p text:style-name="P42">B</text:p>
            <text:p text:style-name="P42">C</text:p>
            <text:p text:style-name="P42">D</text:p>
            <text:p text:style-name="P42">E</text:p>
          </table:table-cell>
          <table:table-cell table:style-name="Table13.D12" office:value-type="string">
            <text:p text:style-name="P27">VTOL CB Tower</text:p>
            <text:p text:style-name="P56">Inferno Bunker</text:p>
            <text:p text:style-name="P27">Assault Cannon Guard Tower</text:p>
            <text:p text:style-name="P56">Assault Cannon Hardpoint</text:p>
            <text:p text:style-name="P27">AA Flak Cannon Hardpoint</text:p>
          </table:table-cell>
          <table:table-cell table:style-name="Table13.E12" office:value-type="string">
            <text:p text:style-name="P27">VTOL Strike Tower</text:p>
            <text:p text:style-name="P56">Assault Gun Emplacement</text:p>
            <text:p text:style-name="P27">UplinkCentre</text:p>
            <text:p text:style-name="P56">Scourge Missile Hardpoint</text:p>
            <text:p text:style-name="P27">EMP Cannon Tower</text:p>
          </table:table-cell>
        </table:table-row>
        <table:table-row>
          <table:table-cell table:style-name="Table13.A15" table:number-columns-spanned="2" office:value-type="string">
            <text:p text:style-name="P35"><text:span text:style-name="T12">b</text:span>13</text:p>
          </table:table-cell>
          <table:covered-table-cell/>
          <table:table-cell table:style-name="Table13.C2" office:value-type="string">
            <text:p text:style-name="P21"/>
          </table:table-cell>
          <table:table-cell table:style-name="Table13.D13" table:number-columns-spanned="2" office:value-type="string">
            <text:p text:style-name="P35"><text:span text:style-name="T12">b</text:span>14</text:p>
          </table:table-cell>
          <table:covered-table-cell/>
        </table:table-row>
        <table:table-row>
          <table:table-cell table:style-name="Table13.A14" office:value-type="string">
            <text:p text:style-name="P28">Hyper Velocity Cannon Hardpoint</text:p>
            <text:p text:style-name="P57">Inferno Hardpoint</text:p>
            <text:p text:style-name="P28">Whirlwind Hardpoint</text:p>
            <text:p text:style-name="P57">Vindicator Hardpoint</text:p>
            <text:p text:style-name="P28">Heavy Machinegun Hardpoint</text:p>
          </table:table-cell>
          <table:table-cell table:style-name="Table13.B14" office:value-type="string">
            <text:p text:style-name="P28">Tank Killer Hardpoint</text:p>
            <text:p text:style-name="P57">Pulse Laser Hardpoint</text:p>
            <text:p text:style-name="P28">Gauss Cannon Hardpoint</text:p>
            <text:p text:style-name="P57">Twin Assault Gun Hardpoint</text:p>
            <text:p text:style-name="P28">Light Cannon Hardpoint</text:p>
          </table:table-cell>
          <table:table-cell table:style-name="Table13.C2" office:value-type="string">
            <text:p text:style-name="P42">A</text:p>
            <text:p text:style-name="P42">B</text:p>
            <text:p text:style-name="P42">C</text:p>
            <text:p text:style-name="P42">D</text:p>
            <text:p text:style-name="P42">E</text:p>
          </table:table-cell>
          <table:table-cell table:style-name="Table13.D14" office:value-type="string">
            <text:p text:style-name="P28">Medium Cannon Hardpoint</text:p>
            <text:p text:style-name="P57">Flamer Hardpoint</text:p>
            <text:p text:style-name="P28">Downed Transport</text:p>
            <text:p text:style-name="P57">Mass Driver Fortress</text:p>
            <text:p text:style-name="P28">Heavy Rocket Bastion</text:p>
          </table:table-cell>
          <table:table-cell table:style-name="Table13.E14" office:value-type="string">
            <text:p text:style-name="P28">Heavy Cannon Hardpoint</text:p>
            <text:p text:style-name="P57">Lancer Hardpoint</text:p>
            <text:p text:style-name="P28">Cannon Fortress</text:p>
            <text:p text:style-name="P57">Missile Fortress</text:p>
            <text:p text:style-name="P28">Radar Detector Tower</text:p>
          </table:table-cell>
        </table:table-row>
        <table:table-row>
          <table:table-cell table:style-name="Table13.A15" table:number-columns-spanned="2" office:value-type="string">
            <text:p text:style-name="P35"><text:span text:style-name="T17">b</text:span>15</text:p>
          </table:table-cell>
          <table:covered-table-cell/>
          <table:table-cell table:style-name="Table13.C2" office:value-type="string">
            <text:p text:style-name="P21"/>
          </table:table-cell>
          <table:table-cell table:style-name="Table13.D16" table:number-rows-spanned="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3.A16" office:value-type="string">
            <text:p text:style-name="P28">Jammer Tower</text:p>
          </table:table-cell>
          <table:table-cell table:style-name="Table13.B16" office:value-type="string">
            <text:p text:style-name="P7"/>
          </table:table-cell>
          <table:table-cell table:style-name="Table13.C16" office:value-type="string">
            <text:p text:style-name="P42">A</text:p>
          </table:table-cell>
          <table:covered-table-cell/>
          <table:covered-table-cell/>
        </table:table-row>
      </table:table>
      <text:p text:style-name="P81">Missing <text:span text:style-name="T18">buildings : </text:span><text:span text:style-name="T8">Command Centre, Command Relay Centre, Factory, Hardcrete Corner Wall, Nexus Corner Wall, Research Facility, Scavenger Corner Wall.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7"><text:span text:style-name="T17">TURRET - WEAPONS </text:span><text:span text:style-name="T7">:</text:span></text:p>
          </table:table-cell>
        </table:table-row>
      </table:table>
      <table:table table:name="Table15" table:style-name="Table15">
        <table:table-column table:style-name="Table15.A" table:number-columns-repeated="2"/>
        <table:table-column table:style-name="Table15.C"/>
        <table:table-column table:style-name="Table15.A"/>
        <table:table-column table:style-name="Table15.E"/>
        <table:table-row>
          <table:table-cell table:style-name="Table15.A1" table:number-columns-spanned="2" office:value-type="string">
            <text:p text:style-name="P35">w1</text:p>
          </table:table-cell>
          <table:covered-table-cell/>
          <table:table-cell table:style-name="Table15.C1" office:value-type="string">
            <text:p text:style-name="P24"/>
          </table:table-cell>
          <table:table-cell table:style-name="Table15.A1" table:number-columns-spanned="2" office:value-type="string">
            <text:p text:style-name="P35"><text:span text:style-name="T12">w</text:span>2</text:p>
          </table:table-cell>
          <table:covered-table-cell/>
        </table:table-row>
        <table:table-row>
          <table:table-cell table:style-name="Table15.A2" office:value-type="string">
            <text:p text:style-name="P30">Machinegun</text:p>
            <text:p text:style-name="P59">Nexus Link Turret</text:p>
            <text:p text:style-name="P30">Mini-Rocket Array</text:p>
            <text:p text:style-name="P59">Lancer</text:p>
          </table:table-cell>
          <table:table-cell table:style-name="Table15.B2" office:value-type="string">
            <text:p text:style-name="P30">Alex Super Weapon</text:p>
            <text:p text:style-name="P59">Mini-Rocket Pod</text:p>
            <text:p text:style-name="P30">Sunburst AA</text:p>
            <text:p text:style-name="P59">Ripple Rockets</text:p>
          </table:table-cell>
          <table:table-cell table:style-name="Table15.C2" office:value-type="string">
            <text:p text:style-name="P42">A</text:p>
            <text:p text:style-name="P42">B</text:p>
            <text:p text:style-name="P42">C</text:p>
            <text:p text:style-name="P42">D</text:p>
          </table:table-cell>
          <table:table-cell table:style-name="Table15.D2" office:value-type="string">
            <text:p text:style-name="P30">Tank Killer</text:p>
            <text:p text:style-name="P59">Gauss Cannon</text:p>
            <text:p text:style-name="P30">Needle Gun</text:p>
            <text:p text:style-name="P59">Hurricane AA Turret</text:p>
          </table:table-cell>
          <table:table-cell table:style-name="Table15.E2" office:value-type="string">
            <text:p text:style-name="P30">Bunker Buster</text:p>
            <text:p text:style-name="P59">Rail Gun</text:p>
            <text:p text:style-name="P30">Whirlwind AA Turret</text:p>
            <text:p text:style-name="P59">Plasmite Flamer</text:p>
          </table:table-cell>
        </table:table-row>
        <table:table-row>
          <table:table-cell table:style-name="Table15.A7" table:number-columns-spanned="2" office:value-type="string">
            <text:p text:style-name="P35">w3</text:p>
          </table:table-cell>
          <table:covered-table-cell/>
          <table:table-cell table:style-name="Table15.C2" office:value-type="string">
            <text:p text:style-name="P21"/>
          </table:table-cell>
          <table:table-cell table:style-name="Table15.D5" table:number-columns-spanned="2" office:value-type="string">
            <text:p text:style-name="P35"><text:span text:style-name="T12">w</text:span>4</text:p>
          </table:table-cell>
          <table:covered-table-cell/>
        </table:table-row>
        <table:table-row>
          <table:table-cell table:style-name="Table15.A4" office:value-type="string">
            <text:p text:style-name="P30">EMP Mortar</text:p>
            <text:p text:style-name="P59">Bombard</text:p>
            <text:p text:style-name="P30">Incendiary Mortar</text:p>
            <text:p text:style-name="P59">Avenger SAM</text:p>
          </table:table-cell>
          <table:table-cell table:style-name="Table15.B4" office:value-type="string">
            <text:p text:style-name="P30">Pepperpot</text:p>
            <text:p text:style-name="P59">Mortar</text:p>
            <text:p text:style-name="P30">Seraph Missile Array</text:p>
            <text:p text:style-name="P59">Vindicator SAM</text:p>
          </table:table-cell>
          <table:table-cell table:style-name="Table15.C2" office:value-type="string">
            <text:p text:style-name="P42">A</text:p>
            <text:p text:style-name="P42">B</text:p>
            <text:p text:style-name="P42">C</text:p>
            <text:p text:style-name="P42">D</text:p>
          </table:table-cell>
          <table:table-cell table:style-name="Table15.D4" office:value-type="string">
            <text:p text:style-name="P31">Archangel Missile</text:p>
            <text:p text:style-name="P60">Twin Assault Gun</text:p>
            <text:p text:style-name="P31">Heavy Machinegun</text:p>
            <text:p text:style-name="P53"/>
          </table:table-cell>
          <table:table-cell table:style-name="Table15.E4" office:value-type="string">
            <text:p text:style-name="P31">Scourge Missile</text:p>
            <text:p text:style-name="P60">Assault Gun</text:p>
            <text:p text:style-name="P31">Twin Machinegun</text:p>
            <text:p text:style-name="P60">Plasma Cannon</text:p>
          </table:table-cell>
        </table:table-row>
        <table:table-row>
          <table:table-cell table:style-name="Table15.A7" table:number-columns-spanned="2" office:value-type="string">
            <text:p text:style-name="P35">w5</text:p>
          </table:table-cell>
          <table:covered-table-cell/>
          <table:table-cell table:style-name="Table15.C2" office:value-type="string">
            <text:p text:style-name="P21"/>
          </table:table-cell>
          <table:table-cell table:style-name="Table15.D5" table:number-columns-spanned="2" office:value-type="string">
            <text:p text:style-name="P35"><text:span text:style-name="T12">w</text:span>6</text:p>
          </table:table-cell>
          <table:covered-table-cell/>
        </table:table-row>
        <table:table-row>
          <table:table-cell table:style-name="Table15.A6" office:value-type="string">
            <text:p text:style-name="P31">Flashlight</text:p>
            <text:p text:style-name="P60">Ground Shaker</text:p>
            <text:p text:style-name="P31">Hellstorm</text:p>
            <text:p text:style-name="P60">Heavy Laser</text:p>
          </table:table-cell>
          <table:table-cell table:style-name="Table15.B6" office:value-type="string">
            <text:p text:style-name="P31">Pulse Laser</text:p>
            <text:p text:style-name="P60">Howitzer</text:p>
            <text:p text:style-name="P31">Incendiary Howitzer</text:p>
            <text:p text:style-name="P60">Inferno</text:p>
          </table:table-cell>
          <table:table-cell table:style-name="Table15.C2" office:value-type="string">
            <text:p text:style-name="P42">A</text:p>
            <text:p text:style-name="P42">B</text:p>
            <text:p text:style-name="P42">C</text:p>
            <text:p text:style-name="P42">D</text:p>
          </table:table-cell>
          <table:table-cell table:style-name="Table15.D6" office:value-type="string">
            <text:p text:style-name="P31">Flamer</text:p>
            <text:p text:style-name="P60">Twin Assault Cannon</text:p>
            <text:p text:style-name="P31">AA Flak Cannon</text:p>
            <text:p text:style-name="P60">Heavy Cannon</text:p>
          </table:table-cell>
          <table:table-cell table:style-name="Table15.E6" office:value-type="string">
            <text:p text:style-name="P31">EMP Cannon</text:p>
            <text:p text:style-name="P60">Assault Cannon</text:p>
            <text:p text:style-name="P31">Hyper Velocity Cannon</text:p>
            <text:p text:style-name="P60">Medium Cannon</text:p>
          </table:table-cell>
        </table:table-row>
        <table:table-row>
          <table:table-cell table:style-name="Table15.A7" table:number-columns-spanned="2" office:value-type="string">
            <text:p text:style-name="P35">w7</text:p>
          </table:table-cell>
          <table:covered-table-cell/>
          <table:table-cell table:style-name="Table15.C2" office:value-type="string">
            <text:p text:style-name="P21"/>
          </table:table-cell>
          <table:table-cell table:style-name="Table15.D8" table:number-rows-spanned="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15.A8" office:value-type="string">
            <text:p text:style-name="P31">Light Cannon</text:p>
          </table:table-cell>
          <table:table-cell table:style-name="Table15.B8" office:value-type="string">
            <text:p text:style-name="P31">Stormbringer AA Laser</text:p>
          </table:table-cell>
          <table:table-cell table:style-name="Table15.C8" office:value-type="string">
            <text:p text:style-name="P43">A</text:p>
          </table:table-cell>
          <table:covered-table-cell/>
          <table:covered-table-cell/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9"><text:span text:style-name="T17">TURRET - SYSTEMS </text:span><text:span text:style-name="T7">:</text:span></text:p>
          </table:table-cell>
        </table:table-row>
      </table:table>
      <table:table table:name="Table17" table:style-name="Table17">
        <table:table-column table:style-name="Table17.A" table:number-columns-repeated="2"/>
        <table:table-column table:style-name="Table17.C"/>
        <table:table-column table:style-name="Table17.A"/>
        <table:table-column table:style-name="Table17.E"/>
        <table:table-row>
          <table:table-cell table:style-name="Table17.A1" table:number-columns-spanned="2" office:value-type="string">
            <text:p text:style-name="P35"><text:span text:style-name="T17">s</text:span>1</text:p>
          </table:table-cell>
          <table:covered-table-cell/>
          <table:table-cell table:style-name="Table17.C1" office:value-type="string">
            <text:p text:style-name="P24"/>
          </table:table-cell>
          <table:table-cell table:style-name="Table17.A1" table:number-columns-spanned="2" office:value-type="string">
            <text:p text:style-name="P35"><text:span text:style-name="T17">s</text:span>2</text:p>
          </table:table-cell>
          <table:covered-table-cell/>
        </table:table-row>
        <table:table-row>
          <table:table-cell table:style-name="Table17.A2" office:value-type="string">
            <text:p text:style-name="P29">VTOL CB Radar Turret</text:p>
            <text:p text:style-name="P58">Nexus Link</text:p>
            <text:p text:style-name="P29">Sensor Turret</text:p>
            <text:p text:style-name="P58">Radar Detector</text:p>
          </table:table-cell>
          <table:table-cell table:style-name="Table17.B2" office:value-type="string">
            <text:p text:style-name="P29">VTOL Strike Turret</text:p>
            <text:p text:style-name="P58">CB Radar Turret</text:p>
            <text:p text:style-name="P29">Wide Spectrum Sensor</text:p>
            <text:p text:style-name="P58">Jammer Turret</text:p>
          </table:table-cell>
          <table:table-cell table:style-name="Table17.C2" office:value-type="string">
            <text:p text:style-name="P42">A</text:p>
            <text:p text:style-name="P42">B</text:p>
            <text:p text:style-name="P42">C</text:p>
            <text:p text:style-name="P42">D</text:p>
          </table:table-cell>
          <table:table-cell table:style-name="Table17.D2" office:value-type="string">
            <text:p text:style-name="P29">Truck</text:p>
            <text:p text:style-name="P58">Heavy Repair Turret</text:p>
            <text:p text:style-name="P7"/>
            <text:p text:style-name="P53"/>
          </table:table-cell>
          <table:table-cell table:style-name="Table17.E2" office:value-type="string">
            <text:p text:style-name="P29">Repair Turret</text:p>
            <text:p text:style-name="P58">Command Turret</text:p>
            <text:p text:style-name="P9"/>
            <text:p text:style-name="P54"/>
          </table:table-cell>
        </table:table-row>
      </table:table>
      <text:p text:style-name="P83"><text:span text:style-name="T3">VTOL Equipments :</text:span><text:span text:style-name="T21"> VTOL Cluster Bomb Bay, VTOL EMP Missile Launcher, VTOL Heap Bomb Bay, VTOL Phosphor Bomb Bay, VTOL Plasmite Bomb Bay, VTOL Thermite Bomb Bay.</text:span></text:p>
      <text:p text:style-name="P80"/>
      <text:p text:style-name="P80"><text:span text:style-name="T1">Transporters :</text:span> Cyborg Transport, Super Transport.</text:p>
      <text:p text:style-name="P80"/>
      <text:p text:style-name="P80"><text:span text:style-name="T1">SCAVENGER Units :</text:span> exbloke, exbuggy, exbugrk, exfire, exjeep, exjeeprk, exschool, extrike.</text:p>
      <text:p text:style-name="P80"/>
      <text:p text:style-name="P80"><text:span text:style-name="T1">SCAVENGER Arsenal :</text:span> scavmra.</text:p>
      <text:p text:style-name="P80"/>
      <text:p text:style-name="P80"><text:span text:style-name="T1">CAMPAIGN Researches :</text:span> Assault Gun Tower, Lancer Bunker, Missile Targeting Codes, NEXUS Intruder Program, NEXUS Resistance Circuits, Pulse Laser Emplacement, Synaptic Link.</text:p>
      <text:p text:style-name="P80"/>
      <text:p text:style-name="P80"><text:span text:style-name="T1">CYBORG Hardware :</text:span> cybd_std, cybody, cybodyjp, cy_can, cy_con, cy_flame, cy_gren, cy_gun, cy_las, cy_miss, cy_rail, cy_rep, cy_rkt, cy_therm, iccybmg, scbd_std, scbody, sc_asscn, sc_atm, sc_can, sc_hpvcn, sc_pulse, sc_rail2, sc_t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adornments="Regular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erBold" style:family="paragraph" style:parent-style-name="Standard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000000" fo:text-shadow="1pt 1pt" fo:font-weight="bold" style:font-size-asian="10.5pt"/>
    </style:style>
    <style:style style:name="Item" style:family="paragraph" style:parent-style-name="Standard">
      <style:paragraph-properties fo:background-color="#eeeeee" style:shadow="none">
        <style:background-image/>
      </style:paragraph-properties>
      <style:text-properties fo:color="#0000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0.25cm" fo:margin-right="0.25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3:23:15.395902692</meta:creation-date>
    <dc:date>2014-10-15T10:44:00.048370355</dc:date>
    <meta:editing-duration>PT10H37M49S</meta:editing-duration>
    <meta:editing-cycles>79</meta:editing-cycles>
    <meta:generator>LibreOffice/4.3.2.2.0$Linux_X86_64 LibreOffice_project/430m0$Build-2</meta:generator>
    <dc:description>List of menu items available in Warzone 2100.
Entries are sorted to match screenshots.</dc:description>
    <dc:title>Warzone 2100 - Menu Items</dc:title>
    <meta:document-statistic meta:table-count="17" meta:image-count="0" meta:object-count="0" meta:page-count="3" meta:paragraph-count="921" meta:word-count="2268" meta:character-count="14313" meta:non-whitespace-character-count="12961"/>
  </office:meta>
</office:document-meta>
</file>